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161in"/>
    </style:style>
    <style:style style:name="co3" style:family="table-column">
      <style:table-column-properties fo:break-before="auto" style:column-width="1.6571in"/>
    </style:style>
    <style:style style:name="co4" style:family="table-column">
      <style:table-column-properties fo:break-before="auto" style:column-width="4.7173in"/>
    </style:style>
    <style:style style:name="co5" style:family="table-column">
      <style:table-column-properties fo:break-before="auto" style:column-width="2.648in"/>
    </style:style>
    <style:style style:name="co6" style:family="table-column">
      <style:table-column-properties fo:break-before="auto" style:column-width="2.5728in"/>
    </style:style>
    <style:style style:name="co7" style:family="table-column">
      <style:table-column-properties fo:break-before="auto" style:column-width="2.798in"/>
    </style:style>
    <style:style style:name="co8" style:family="table-column">
      <style:table-column-properties fo:break-before="auto" style:column-width="2.20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/>
    </style:style>
    <style:style style:name="ce15" style:family="table-cell" style:parent-style-name="Default">
      <style:table-cell-properties fo:wrap-option="wrap"/>
      <style:text-properties fo:color="#6666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6666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Liberation Serif" fo:font-size="10pt" style:font-size-asian="10pt" style:font-size-complex="10pt"/>
    </style:style>
    <style:style style:name="ce29" style:family="table-cell" style:parent-style-name="Default">
      <style:text-properties style:font-name="Liberation Serif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weight="normal" style:font-weight-asian="normal" style:font-weight-complex="normal"/>
    </style:style>
    <style:style style:name="ce32" style:family="table-cell" style:parent-style-name="Default">
      <style:table-cell-properties fo:background-color="#f7f7f7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fo:color="#0066cc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Liberation Serif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PANY NAME 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EO/CTO NAME 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WEBSI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ICKAWEB LIMITED</text:p>
          </table:table-cell>
          <table:table-cell table:style-name="ce20" office:value-type="string" calcext:value-type="string">
            <text:p>0333 344 2038</text:p>
          </table:table-cell>
          <table:table-cell table:style-name="ce4" office:value-type="string" calcext:value-type="string">
            <text:p>Monomark House,27 Old Gloucester Street,London, UK,WC1N 3AX</text:p>
          </table:table-cell>
          <table:table-cell table:style-name="ce4" office:value-type="string" calcext:value-type="string">
            <text:p><text:a xlink:href="mailto:support@pickaweb.co.uk" xlink:type="simple">support@pickaweb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s://www.pickaweb.co.u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TADIAL LTD.</text:p>
          </table:table-cell>
          <table:table-cell table:style-name="ce20" office:value-type="string" calcext:value-type="string">
            <text:p>0208 6000 500</text:p>
          </table:table-cell>
          <table:table-cell table:style-name="ce4" office:value-type="string" calcext:value-type="string">
            <text:p>8 Glenthorne Mews,115a Glenthorne Road,Hammersmith,West London, W6 0LJ</text:p>
          </table:table-cell>
          <table:table-cell table:style-name="ce4" office:value-type="string" calcext:value-type="string">
            <text:p><text:a xlink:href="mailto:%20enquiries@datadial.net" xlink:type="simple">enquiries@datadial.net 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datadial.ne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KRENKY STUDIO </text:p>
          </table:table-cell>
          <table:table-cell table:style-name="ce20" office:value-type="string" calcext:value-type="string">
            <text:p>0208 5361 633</text:p>
          </table:table-cell>
          <table:table-cell table:style-name="ce4" office:value-type="string" calcext:value-type="string">
            <text:p>Peter Kramar,Stratford, E15 3QN,London</text:p>
          </table:table-cell>
          <table:table-cell table:style-name="ce4" office:value-type="string" calcext:value-type="string">
            <text:p><text:a xlink:href="mailto:peter@krenky.co.uk" xlink:type="simple">peter@krenky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krenky.co.uk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VIRTUAL MEMENTO</text:p>
          </table:table-cell>
          <table:table-cell table:style-name="ce20" office:value-type="string" calcext:value-type="string">
            <text:p>020 3620 8788</text:p>
          </table:table-cell>
          <table:table-cell table:style-name="ce4" office:value-type="string" calcext:value-type="string">
            <text:p>Suite 14 Baycliffe House, Anderson Road, London E9 6HN</text:p>
          </table:table-cell>
          <table:table-cell table:style-name="ce4" office:value-type="string" calcext:value-type="string">
            <text:p>info@virtualmemento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virtualmemento.co.uk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TATE WEB DESIGN</text:p>
          </table:table-cell>
          <table:table-cell table:style-name="ce8" office:value-type="string" calcext:value-type="string">
            <text:p>020 8677 1773</text:p>
          </table:table-cell>
          <table:table-cell table:style-name="ce4" office:value-type="string" calcext:value-type="string">
            <text:p>63 Blegborough Road,London SW16 6DL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tatewebdesign.co.u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JJ SOLUTIONS</text:p>
          </table:table-cell>
          <table:table-cell table:style-name="ce20" office:value-type="string" calcext:value-type="string">
            <text:p>020 8651 4506</text:p>
          </table:table-cell>
          <table:table-cell table:style-name="ce4" office:value-type="string" calcext:value-type="string">
            <text:p>34 Forest Side,Worcester Park,Surrey,KT4 7PB </text:p>
          </table:table-cell>
          <table:table-cell table:style-name="ce31" office:value-type="string" calcext:value-type="string">
            <text:p><text:a xlink:href="mailto:info@jjsolutions.co.uk" xlink:type="simple">info@jjsolution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http://www.jj-solutions.com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QUICK INNOVATIONS LTD</text:p>
          </table:table-cell>
          <table:table-cell table:style-name="ce20" office:value-type="string" calcext:value-type="string">
            <text:p>020 7183 9425 </text:p>
          </table:table-cell>
          <table:table-cell table:style-name="ce4" office:value-type="string" calcext:value-type="string">
            <text:p>26b Woodford Green, Bourne Court, Southend Rd, London IG8 8HD</text:p>
          </table:table-cell>
          <table:table-cell table:style-name="ce4" office:value-type="string" calcext:value-type="string">
            <text:p><text:a xlink:href="mailto:sales@quickinnovations.co.uk" xlink:type="simple">sales@quickinnovation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s://www.quickinnovations.co.uk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<text:a xlink:href="mailto:hello@iuvo.agency?subject=Website%20Enquiry" xlink:type="simple">iuvo.agency</text:a></text:p>
          </table:table-cell>
          <table:table-cell table:style-name="ce20" office:value-type="string" calcext:value-type="string">
            <text:p>+44 (0)1727 884 755</text:p>
          </table:table-cell>
          <table:table-cell table:style-name="ce4" office:value-type="string" calcext:value-type="string">
            <text:p>Fountain Court, 2 Victoria Square, Victoria Street, St Albans, AL1 3TF</text:p>
          </table:table-cell>
          <table:table-cell table:style-name="ce4" office:value-type="string" calcext:value-type="string">
            <text:p><text:a xlink:href="mailto:hello@iuvo.agency?subject=iUVO%20website%20enquiry" xlink:type="simple">hello@iuvo.agency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iuvo.agency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VINSYS TECHNOLOGIES LIMITED.</text:p>
          </table:table-cell>
          <table:table-cell table:style-name="ce20" office:value-type="string" calcext:value-type="string">
            <text:p>0208 432 9951</text:p>
          </table:table-cell>
          <table:table-cell table:style-name="ce4" office:value-type="string" calcext:value-type="string">
            <text:p>Empire House,Empire Way, Wembley,Middlesex - HA9 0EW</text:p>
          </table:table-cell>
          <table:table-cell table:style-name="ce4" office:value-type="string" calcext:value-type="string">
            <text:p><text:a xlink:href="mailto:info@vinsystech.com" xlink:type="simple">info@vinsystech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vinsystech.com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WEBODREAM LTD</text:p>
          </table:table-cell>
          <table:table-cell table:style-name="ce20" office:value-type="string" calcext:value-type="string">
            <text:p>020 3608 8223</text:p>
          </table:table-cell>
          <table:table-cell table:style-name="ce4" office:value-type="string" calcext:value-type="string">
            <text:p>180A Kingsley Road,Hounslow,TW3 4AD</text:p>
          </table:table-cell>
          <table:table-cell table:style-name="ce4" office:value-type="string" calcext:value-type="string">
            <text:p>info@webodream.com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webodream.com/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MOORE-WILSON LTD</text:p>
          </table:table-cell>
          <table:table-cell table:style-name="ce20" office:value-type="float" office:value="2073793300" calcext:value-type="float">
            <text:p>2073793300</text:p>
          </table:table-cell>
          <table:table-cell table:style-name="ce4" office:value-type="string" calcext:value-type="string">
            <text:p>Moore-Wilson Design 19 Garrick Street WC2E 9AX London </text:p>
          </table:table-cell>
          <table:table-cell table:style-name="ce4" office:value-type="string" calcext:value-type="string">
            <text:p>hello@m-w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m-w.co.uk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MAYS DIGITAL LTD</text:p>
          </table:table-cell>
          <table:table-cell table:style-name="ce20" office:value-type="float" office:value="7892397" calcext:value-type="float">
            <text:p>7892397</text:p>
          </table:table-cell>
          <table:table-cell table:style-name="ce4" office:value-type="string" calcext:value-type="string">
            <text:p>3rd Floor, 207 Regent Street,London,W1B 3HH,uk</text:p>
          </table:table-cell>
          <table:table-cell table:style-name="ce4" office:value-type="string" calcext:value-type="string">
            <text:p>london@maysdigital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s://www.maysdigital.co.uk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HEADCHANNEL LTD </text:p>
          </table:table-cell>
          <table:table-cell table:style-name="ce20" office:value-type="string" calcext:value-type="string">
            <text:p>020 3553 3215</text:p>
          </table:table-cell>
          <table:table-cell table:style-name="ce4" office:value-type="string" calcext:value-type="string">
            <text:p>1st floor, 105 Farringdon Road, London ,EC1R 3BU </text:p>
          </table:table-cell>
          <table:table-cell table:style-name="ce4" office:value-type="string" calcext:value-type="string">
            <text:p><text:a xlink:href="mailto:info@headchannel.net" xlink:type="simple">info@headchannel.net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s://www.headchannel.co.uk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<text:a xlink:href="http://www.ampheon.co.uk/copyright.html" xlink:type="simple">Ampheon</text:a></text:p>
          </table:table-cell>
          <table:table-cell table:style-name="ce20" office:value-type="string" calcext:value-type="string">
            <text:p>0845 123 5810 </text:p>
          </table:table-cell>
          <table:table-cell table:style-name="ce4" office:value-type="string" calcext:value-type="string">
            <text:p>90 Long Acre, Covent Garden, London, WC2E 9RZ</text:p>
          </table:table-cell>
          <table:table-cell table:style-name="ce4" office:value-type="string" calcext:value-type="string">
            <text:p><text:a xlink:href="http://www.ampheon.co.uk/enquiry-form.html" xlink:type="simple">contact@ampheon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ampheon.co.uk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INTUITIV LTD</text:p>
          </table:table-cell>
          <table:table-cell table:style-name="ce20" office:value-type="string" calcext:value-type="string">
            <text:p>01844 858 858</text:p>
          </table:table-cell>
          <table:table-cell table:style-name="ce4" office:value-type="string" calcext:value-type="string">
            <text:p>2 Bridge Road,Ickford,Aylesbury,Buckinghamshire,HP18 9HX </text:p>
          </table:table-cell>
          <table:table-cell table:style-name="ce4" office:value-type="string" calcext:value-type="string">
            <text:p><text:a xlink:href="mailto:hello@intuitiv.net?Subject=Enquiry%20from%20website" xlink:type="simple">hello@intuitiv.net</text:a> 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intuitiv.net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JAYTAG COMPUTER LIMITED</text:p>
          </table:table-cell>
          <table:table-cell table:style-name="ce20" office:value-type="string" calcext:value-type="string">
            <text:p><text:a xlink:href="tel:00442087614452" xlink:type="simple">+44 20 8761 4452</text:a>.</text:p>
          </table:table-cell>
          <table:table-cell table:style-name="ce4" office:value-type="string" calcext:value-type="string">
            <text:p>Unit 28 Metro Business Centre, Kangley Bridge Rd, London, SE26 5BW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s://www.jaytag.co.uk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ULTIMATE WEB HOSTING</text:p>
          </table:table-cell>
          <table:table-cell table:style-name="ce20" office:value-type="string" calcext:value-type="string">
            <text:p>0800 955 4678 </text:p>
          </table:table-cell>
          <table:table-cell table:style-name="ce4" office:value-type="string" calcext:value-type="string">
            <text:p>9 Purcell Close,Borehamwood,Hertfordshire,WD6 4TG</text:p>
          </table:table-cell>
          <table:table-cell table:style-name="ce4" office:value-type="string" calcext:value-type="string">
            <text:p>sales@ultimatewebhosting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ultimatewebhosting.co.uk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MMXIV GO LIVE UK LTD</text:p>
          </table:table-cell>
          <table:table-cell table:style-name="ce20" office:value-type="string" calcext:value-type="string">
            <text:p>44 (0)20 3371 7354</text:p>
          </table:table-cell>
          <table:table-cell table:style-name="ce4" office:value-type="string" calcext:value-type="string">
            <text:p>52 Great Eastern Street,London EC2A 3EP,uk</text:p>
          </table:table-cell>
          <table:table-cell table:style-name="ce4" office:value-type="string" calcext:value-type="string">
            <text:p><text:a xlink:href="javascript:void(location.href='mailto:'+String.fromCharCode(105,110,102,111,64,103,111,108,105,118,101,117,107,46,99,111,109)+'?')" xlink:type="simple">info@goliveuk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s://www.goliveuk.com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PREMONITION GRAPHIC DESIGN LTD</text:p>
          </table:table-cell>
          <table:table-cell table:style-name="ce20" office:value-type="string" calcext:value-type="string">
            <text:p>07957 522 370</text:p>
          </table:table-cell>
          <table:table-cell table:style-name="ce4" office:value-type="string" calcext:value-type="string">
            <text:p>Studio One,3rd Floor, 445 Hackney Road,Bethnal Green,London E2 9DY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<text:a xlink:href="http://iuvo.agency/" xlink:type="simple">http://iuvo.agency</text:a>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ORIGIN DESIGN LIMITED</text:p>
          </table:table-cell>
          <table:table-cell table:style-name="ce20" office:value-type="string" calcext:value-type="string">
            <text:p><text:a xlink:href="tel:+442031426478" xlink:type="simple">+44 (0)203 142 6478</text:a></text:p>
          </table:table-cell>
          <table:table-cell table:style-name="ce4" office:value-type="string" calcext:value-type="string">
            <text:p>Turnham Green Terrace Mews, Chiswick, London W4 1QU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origin.uk.com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LUCIDICA</text:p>
          </table:table-cell>
          <table:table-cell table:style-name="ce20" office:value-type="string" calcext:value-type="string">
            <text:p>0844 414 2994</text:p>
          </table:table-cell>
          <table:table-cell table:style-name="ce4" office:value-type="string" calcext:value-type="string">
            <text:p>35 Kingsland Road,Shoreditch,London,E2 8AA</text:p>
          </table:table-cell>
          <table:table-cell table:style-name="ce4" office:value-type="string" calcext:value-type="string">
            <text:p><text:a xlink:href="mailto:service@lucidica.com" xlink:type="simple">service@lucidica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lucidica.com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FIJ DESIGN</text:p>
          </table:table-cell>
          <table:table-cell table:style-name="ce20" office:value-type="string" calcext:value-type="string">
            <text:p>020 8894 2373</text:p>
          </table:table-cell>
          <table:table-cell table:style-name="ce4" office:value-type="string" calcext:value-type="string">
            <text:p>26 Fairlawn Close,Hanworth,Middlesex,TW13 6L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fijdesign.com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HIGHGRADE DESIGN</text:p>
          </table:table-cell>
          <table:table-cell table:style-name="ce20" office:value-type="string" calcext:value-type="string">
            <text:p><text:a xlink:href="tel:02035448352" xlink:type="simple">020 3544 8352</text:a></text:p>
          </table:table-cell>
          <table:table-cell table:style-name="ce4" office:value-type="string" calcext:value-type="string">
            <text:p>10 – 12 Arcade Chambers,Eltham High Street,London,SE9 5JS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highgradedesign.com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VIVE DESIGNS</text:p>
          </table:table-cell>
          <table:table-cell table:style-name="ce20" office:value-type="string" calcext:value-type="string">
            <text:p>0800 878 6032</text:p>
          </table:table-cell>
          <table:table-cell table:style-name="ce4" office:value-type="string" calcext:value-type="string">
            <text:p>Vive Designs,London</text:p>
          </table:table-cell>
          <table:table-cell table:style-name="ce4" office:value-type="string" calcext:value-type="string">
            <text:p>info@vivedesigns.com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vivedesigns.com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TEMPLATE PORTFOLIOS</text:p>
          </table:table-cell>
          <table:table-cell table:style-name="ce20" office:value-type="string" calcext:value-type="string">
            <text:p>44 (0)20 8928 0899</text:p>
          </table:table-cell>
          <table:table-cell table:style-name="ce4" office:value-type="string" calcext:value-type="string">
            <text:p>75 Coolgardie Avenue,London,E4 9HU</text:p>
          </table:table-cell>
          <table:table-cell table:style-name="ce4" office:value-type="string" calcext:value-type="string">
            <text:p><text:a xlink:href="mailto:enquiries@templateportfolios.com" xlink:type="simple">enquiries@templateportfolios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templateportfolios.com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WE ARE LONDONERS LTD </text:p>
          </table:table-cell>
          <table:table-cell table:style-name="ce20" office:value-type="string" calcext:value-type="string">
            <text:p>0203 289 9981</text:p>
          </table:table-cell>
          <table:table-cell table:style-name="ce4" office:value-type="string" calcext:value-type="string">
            <text:p>231 Chesford Road, Luton ,Bedfordshire, LU2 8DS ,United Kingdom 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wearelondoners.net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NIXEN MASTER LTD</text:p>
          </table:table-cell>
          <table:table-cell table:style-name="ce20" office:value-type="string" calcext:value-type="string">
            <text:p>0844 567 5077</text:p>
          </table:table-cell>
          <table:table-cell table:style-name="ce4" office:value-type="string" calcext:value-type="string">
            <text:p>14 Jerdan Place,London, SW6 1BH, UK</text:p>
          </table:table-cell>
          <table:table-cell table:style-name="ce4" office:value-type="string" calcext:value-type="string">
            <text:p><text:a xlink:href="mailto:info@nmwebdesign.co.uk" xlink:type="simple">info@nmwebdesign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nmwebdesign.co.uk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AMERIS LTD</text:p>
          </table:table-cell>
          <table:table-cell table:style-name="ce20" office:value-type="string" calcext:value-type="string">
            <text:p>020 7387 0473</text:p>
          </table:table-cell>
          <table:table-cell table:style-name="ce4" office:value-type="string" calcext:value-type="string">
            <text:p>Evelyn House,142-144 New Cavendish Street,London,W1W 6YF </text:p>
          </table:table-cell>
          <table:table-cell table:style-name="ce4" office:value-type="string" calcext:value-type="string">
            <text:p><text:a xlink:href="mailto:support@ameris.co.uk" xlink:type="simple">support@ameri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ameris.co.uk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ORE DAIS</text:p>
          </table:table-cell>
          <table:table-cell table:style-name="ce20" office:value-type="string" calcext:value-type="string">
            <text:p>0203 551 8828</text:p>
          </table:table-cell>
          <table:table-cell table:style-name="ce4" office:value-type="string" calcext:value-type="string">
            <text:p>North London Business Park, Building 4,Oakleigh Road South, <text:s/>N11 1NP</text:p>
          </table:table-cell>
          <table:table-cell table:style-name="ce4" office:value-type="string" calcext:value-type="string">
            <text:p> info@coredais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coredais.co.uk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WEBSHEEN</text:p>
          </table:table-cell>
          <table:table-cell table:style-name="ce20" office:value-type="string" calcext:value-type="string">
            <text:p>07952 344681</text:p>
          </table:table-cell>
          <table:table-cell table:style-name="ce4" office:value-type="string" calcext:value-type="string">
            <text:p>Westmount Road,The Royal Borough of Greenwich,SE9</text:p>
          </table:table-cell>
          <table:table-cell table:style-name="ce31" office:value-type="string" calcext:value-type="string">
            <text:p>http://www.coredais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0" office:value-type="string" calcext:value-type="string">
            <text:p>http://www.websheen.com/</text:p>
          </table:table-cell>
          <table:table-cell/>
        </table:table-row>
        <table:table-row table:style-name="ro3">
          <table:table-cell/>
          <table:table-cell table:style-name="ce7"/>
          <table:table-cell table:style-name="ce21"/>
          <table:table-cell table:style-name="ce20"/>
          <table:table-cell table:style-name="ce7"/>
          <table:table-cell table:style-name="ce35"/>
          <table:table-cell table:style-name="ce2"/>
          <table:table-cell table:style-name="ce35"/>
          <table:table-cell/>
        </table:table-row>
        <table:table-row table:style-name="ro3">
          <table:table-cell/>
          <table:table-cell table:style-name="ce7"/>
          <table:table-cell table:style-name="ce21"/>
          <table:table-cell table:style-name="ce20"/>
          <table:table-cell table:style-name="ce5"/>
          <table:table-cell table:style-name="ce35"/>
          <table:table-cell table:style-name="ce2"/>
          <table:table-cell table:style-name="ce5"/>
          <table:table-cell/>
        </table:table-row>
        <table:table-row table:style-name="ro3">
          <table:table-cell/>
          <table:table-cell table:style-name="ce8"/>
          <table:table-cell table:style-name="ce21"/>
          <table:table-cell table:style-name="ce20"/>
          <table:table-cell table:style-name="ce5"/>
          <table:table-cell table:style-name="ce35"/>
          <table:table-cell table:style-name="ce2"/>
          <table:table-cell table:style-name="ce35"/>
          <table:table-cell/>
        </table:table-row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PANY NAME 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EO/CTO NAME 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WEBSITES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://www.bluecat-productions.co.uk/" xlink:type="simple">Blue Cat Productions LTD</text:a></text:p>
          </table:table-cell>
          <table:table-cell table:style-name="ce21" office:value-type="string" calcext:value-type="string">
            <text:p>0800 002 9902</text:p>
          </table:table-cell>
          <table:table-cell table:style-name="ce20" office:value-type="string" calcext:value-type="string">
            <text:p>90 Mill Lane, West Hampstead, London, NW6 1NL</text:p>
          </table:table-cell>
          <table:table-cell table:style-name="ce20" office:value-type="string" calcext:value-type="string">
            <text:p>Denis@BlueCat-Productions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35" office:value-type="string" calcext:value-type="string">
            <text:p>http://www.bluecat-productions.co.uk/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GRAHAMBAKERPHOTOGRAPHY</text:p>
          </table:table-cell>
          <table:table-cell table:style-name="ce21" office:value-type="float" office:value="2037637703" calcext:value-type="float">
            <text:p>2037637703</text:p>
          </table:table-cell>
          <table:table-cell table:style-name="ce2" office:value-type="string" calcext:value-type="string">
            <text:p>-----------------------</text:p>
          </table:table-cell>
          <table:table-cell table:style-name="ce25" office:value-type="string" calcext:value-type="string">
            <text:p><text:a xlink:href="mailto:info@grahambakerphotography.com" xlink:type="simple">info@grahambakerphotography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35" office:value-type="string" calcext:value-type="string">
            <text:p>http://grahambakerphotography.com/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AMMONDS PHOTOGRAPHY</text:p>
          </table:table-cell>
          <table:table-cell table:style-name="ce21" office:value-type="string" calcext:value-type="string">
            <text:p>07821 888307</text:p>
          </table:table-cell>
          <table:table-cell table:style-name="ce20" office:value-type="string" calcext:value-type="string">
            <text:p>97 Repton Road,Orpington,Kent,BR6 9HT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table:style-name="ce35" office:value-type="string" calcext:value-type="string">
            <text:p>http://www.sammonds.co.uk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a xlink:href="http://deneemotion.com/" xlink:type="simple">DENEE MOTION</text:a></text:p>
          </table:table-cell>
          <table:table-cell table:style-name="ce21" office:value-type="string" calcext:value-type="string">
            <text:p>+44 79 4022 1254</text:p>
          </table:table-cell>
          <table:table-cell table:style-name="ce2" office:value-type="string" calcext:value-type="string">
            <text:p>-----------------------</text:p>
          </table:table-cell>
          <table:table-cell table:style-name="ce20" office:value-type="string" calcext:value-type="string">
            <text:p><text:a xlink:href="mailto:info@deneemotion.com" xlink:type="simple">info@deneemotion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35" office:value-type="string" calcext:value-type="string">
            <text:p>http://deneemotion.com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<text:a xlink:href="mailto:davidandjoanna@peopleportraits.co.uk" xlink:type="simple">People Portraits </text:a></text:p>
          </table:table-cell>
          <table:table-cell table:style-name="ce21" office:value-type="string" calcext:value-type="string">
            <text:p>020 84406144</text:p>
          </table:table-cell>
          <table:table-cell table:style-name="ce20" office:value-type="string" calcext:value-type="string">
            <text:p>30 Longmore Avenue,Barnet,London,EN5 1LB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table:style-name="ce35" office:value-type="string" calcext:value-type="string">
            <text:p>http://www.peopleportraits.co.uk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DARIANOVAPHOTOGRAPHY</text:p>
          </table:table-cell>
          <table:table-cell table:style-name="ce21" office:value-type="float" office:value="4407807978683" calcext:value-type="float">
            <text:p>4407807978683</text:p>
          </table:table-cell>
          <table:table-cell table:style-name="ce25"/>
          <table:table-cell table:style-name="ce25" office:value-type="string" calcext:value-type="string">
            <text:p><text:a xlink:href="mailto:daria@darianovaphotography.co.uk" xlink:type="simple">daria@darianovaphotography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35" office:value-type="string" calcext:value-type="string">
            <text:p>http://www.darianovaphotography.co.uk/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YOU DO THE SHOOT</text:p>
          </table:table-cell>
          <table:table-cell table:style-name="ce21" office:value-type="string" calcext:value-type="string">
            <text:p>0203 560 8227</text:p>
          </table:table-cell>
          <table:table-cell table:style-name="ce25"/>
          <table:table-cell table:style-name="ce20" office:value-type="string" calcext:value-type="string">
            <text:p><text:a xlink:href="mailto:info@youdotheshoot.com" xlink:type="simple">info@youdotheshoot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35" office:value-type="string" calcext:value-type="string">
            <text:p>http://www.youdotheshoot.com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MAXWELLS</text:p>
          </table:table-cell>
          <table:table-cell table:style-name="ce21" office:value-type="string" calcext:value-type="string">
            <text:p>020 7836 0303</text:p>
          </table:table-cell>
          <table:table-cell table:style-name="ce20" office:value-type="string" calcext:value-type="string">
            <text:p>8 James Street, Covent Garden, London,WC2E 8BH</text:p>
          </table:table-cell>
          <table:table-cell table:style-name="ce20" office:value-type="string" calcext:value-type="string">
            <text:p><text:a xlink:href="mailto:bookings@maxwells.co.uk" xlink:type="simple">bookings@maxwell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35" office:value-type="string" calcext:value-type="string">
            <text:p>http://www.maxwells.co.uk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VALENTINAFINEFOODS</text:p>
          </table:table-cell>
          <table:table-cell table:style-name="ce20" office:value-type="string" calcext:value-type="string">
            <text:p><text:a xlink:href="http://www.valentinafinefoods.com/contact-2/#" xlink:type="simple">020 8392 9127</text:a></text:p>
          </table:table-cell>
          <table:table-cell table:style-name="ce20" office:value-type="string" calcext:value-type="string">
            <text:p>210 Upper Richmond Road West, East Sheen SW14 8AH</text:p>
          </table:table-cell>
          <table:table-cell table:style-name="ce20" office:value-type="string" calcext:value-type="string">
            <text:p><text:a xlink:href="mailto:sheen@valentinafinefoods.com" xlink:type="simple">sheen@valentinafinefoods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valentinafinefoods.com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KICKIN CHICKEN</text:p>
          </table:table-cell>
          <table:table-cell table:style-name="ce20" office:value-type="float" office:value="2085244552" calcext:value-type="float">
            <text:p>2085244552</text:p>
          </table:table-cell>
          <table:table-cell table:style-name="ce20" office:value-type="string" calcext:value-type="string">
            <text:p>232 Chingford Mount Road, London ,London, E4 8JL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kickin-chicken.co.uk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VICTORIA BAKERY LTD</text:p>
          </table:table-cell>
          <table:table-cell table:style-name="ce20" office:value-type="string" calcext:value-type="string">
            <text:p>020 8449 0790</text:p>
          </table:table-cell>
          <table:table-cell table:style-name="ce20" office:value-type="string" calcext:value-type="string">
            <text:p>83, High Street.Barnet,Herts,EN5 5UR</text:p>
          </table:table-cell>
          <table:table-cell table:style-name="ce20" office:value-type="string" calcext:value-type="string">
            <text:p><text:a xlink:href="mailto:info@victoriabakery.co.uk" xlink:type="simple">info@victoriabakery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victoriabakery.co.uk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BREADSHOP</text:p>
          </table:table-cell>
          <table:table-cell table:style-name="ce20" office:value-type="string" calcext:value-type="string">
            <text:p>020 8445 8333</text:p>
          </table:table-cell>
          <table:table-cell table:style-name="ce20" office:value-type="string" calcext:value-type="string">
            <text:p>2b Avenue Road,London,N12 8PY</text:p>
          </table:table-cell>
          <table:table-cell table:style-name="ce20" office:value-type="string" calcext:value-type="string">
            <text:p><text:a xlink:href="mailto:info@breadshop.co.uk" xlink:type="simple">info@breadshop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breadshop.co.uk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NIFEISLIFE.COM LIMITED</text:p>
          </table:table-cell>
          <table:table-cell table:style-name="ce20" office:value-type="string" calcext:value-type="string">
            <text:p>0208 961 0210</text:p>
          </table:table-cell>
          <table:table-cell table:style-name="ce20" office:value-type="string" calcext:value-type="string">
            <text:p>Unit 12, Whitby Avenue ,London NW10 7SF</text:p>
          </table:table-cell>
          <table:table-cell table:style-name="ce20" office:value-type="string" calcext:value-type="string">
            <text:p>info@nifeislife.com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nifeislife.com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BILTONG COMPANY</text:p>
          </table:table-cell>
          <table:table-cell table:style-name="ce20" office:value-type="string" calcext:value-type="string">
            <text:p>01243 216196</text:p>
          </table:table-cell>
          <table:table-cell table:style-name="ce20" office:value-type="string" calcext:value-type="string">
            <text:p>Unit 11, Woodhorn Business Centre,Woodhorn Lane,West Sussex , <text:s/>PO20 2BX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biltongcompany.co.uk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PIZZA GOGO LIMITED</text:p>
          </table:table-cell>
          <table:table-cell table:style-name="ce2" office:value-type="string" calcext:value-type="string">
            <text:p>-----------------------</text:p>
          </table:table-cell>
          <table:table-cell table:style-name="ce20" office:value-type="string" calcext:value-type="string">
            <text:p>Unit 6, Teakcroft,Fairview Industrial Park,Marsh Way,, Essex,RM13 8UH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pizzagogo.co.uk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REACHLOCAL</text:p>
          </table:table-cell>
          <table:table-cell table:style-name="ce20" office:value-type="string" calcext:value-type="string">
            <text:p><text:a xlink:href="tel:+12142940242" xlink:type="simple">+1 214 294 0242</text:a></text:p>
          </table:table-cell>
          <table:table-cell table:style-name="ce20" office:value-type="string" calcext:value-type="string">
            <text:p>6111 West Plano Parkway Suite 1000 Plano, TX 75093 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reachlocal.com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EVOLUTIONPARTS</text:p>
          </table:table-cell>
          <table:table-cell table:style-name="ce20" office:value-type="string" calcext:value-type="string">
            <text:p>0208 854 4254</text:p>
          </table:table-cell>
          <table:table-cell table:style-name="ce20" office:value-type="string" calcext:value-type="string">
            <text:p>Unit 3 Submarine Cable Depot,Warspite Road , SE185nx   </text:p>
          </table:table-cell>
          <table:table-cell table:style-name="ce20" office:value-type="string" calcext:value-type="string">
            <text:p>info@evolutionparts.co.uk 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evolutionparts.co.uk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VAUXHALLSPARES-CATFORD</text:p>
          </table:table-cell>
          <table:table-cell table:style-name="ce20" office:value-type="string" calcext:value-type="string">
            <text:p><text:a xlink:href="tel:02086973334" xlink:type="simple">020 8697 3334</text:a></text:p>
          </table:table-cell>
          <table:table-cell table:style-name="ce20" office:value-type="string" calcext:value-type="string">
            <text:p>84-88, Elmer Road, London, SE6 2NL 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vauxhallspares-catford.co.uk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NORTHWOODS-LTD</text:p>
          </table:table-cell>
          <table:table-cell table:style-name="ce22" office:value-type="string" calcext:value-type="string">
            <text:p>44 (0)20 7407 4681</text:p>
          </table:table-cell>
          <table:table-cell table:style-name="ce26" office:value-type="string" calcext:value-type="string">
            <text:p>87 Newington Causeway,London SE1 6DH,United Kingdom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northwoods-ltd.com/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ON YOUR BIKE</text:p>
          </table:table-cell>
          <table:table-cell table:style-name="ce20" office:value-type="string" calcext:value-type="string">
            <text:p> <text:a xlink:href="tel:02073786669" xlink:type="simple">020 7378 6669</text:a></text:p>
          </table:table-cell>
          <table:table-cell table:style-name="ce20" office:value-type="string" calcext:value-type="string">
            <text:p>The Vaults,Montague close,London Bridge,London,SE1 9DA</text:p>
          </table:table-cell>
          <table:table-cell table:style-name="ce20" office:value-type="string" calcext:value-type="string">
            <text:p><text:a xlink:href="http://www.onyourbike.com/contact.php?to=london" xlink:type="simple">london@onyourbike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onyourbike.com/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0" office:value-type="string" calcext:value-type="string">
            <text:p>PAULSCUSTOMCYCLES</text:p>
          </table:table-cell>
          <table:table-cell table:style-name="ce20" office:value-type="string" calcext:value-type="string">
            <text:p>020 7732 3300 </text:p>
          </table:table-cell>
          <table:table-cell table:style-name="ce20" office:value-type="string" calcext:value-type="string">
            <text:p>121 Bellenden Rd, London SE15 4QY, UK</text:p>
          </table:table-cell>
          <table:table-cell table:style-name="ce20" office:value-type="string" calcext:value-type="string">
            <text:p><text:a xlink:href="mailto:paulscustomcycles@fsmail.net" xlink:type="simple">paulscustomcycles@fsmail.net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paulscustomcycles.co.uk/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0" office:value-type="string" calcext:value-type="string">
            <text:p>VODANILE</text:p>
          </table:table-cell>
          <table:table-cell table:style-name="ce20" office:value-type="string" calcext:value-type="string">
            <text:p>+44 20 3551 6938</text:p>
          </table:table-cell>
          <table:table-cell table:style-name="ce20" office:value-type="string" calcext:value-type="string">
            <text:p>12th Floor,The Broadgate Tower,20 Primrose Street,London,EC2A 2EW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vodanile.com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BTA LTD</text:p>
          </table:table-cell>
          <table:table-cell table:style-name="ce20" office:value-type="string" calcext:value-type="string">
            <text:p>44 (0)20 8875 7676</text:p>
          </table:table-cell>
          <table:table-cell table:style-name="ce20" office:value-type="string" calcext:value-type="string">
            <text:p>Unit 1 Delta Park, Smugglers Way, London, SW18 1EG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bta.com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TELEKOMM SOLUTIONS</text:p>
          </table:table-cell>
          <table:table-cell table:style-name="ce20" office:value-type="string" calcext:value-type="string">
            <text:p>+44 (0) 20 34111570</text:p>
          </table:table-cell>
          <table:table-cell table:style-name="ce20" office:value-type="string" calcext:value-type="string">
            <text:p>Daws House 33- 35 Daws Lane Mill Hill London NW7 4SD</text:p>
          </table:table-cell>
          <table:table-cell table:style-name="ce20" office:value-type="string" calcext:value-type="string">
            <text:p>support@telekommsolutions.co.uk 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<text:a xlink:href="http://soho66.co.uk/telekommsolutions" xlink:type="simple">http://soho66.co.uk/telekommsolutions</text:a>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OMODO</text:p>
          </table:table-cell>
          <table:table-cell table:style-name="ce20" office:value-type="string" calcext:value-type="string">
            <text:p>44 (0) 207 402 7278</text:p>
          </table:table-cell>
          <table:table-cell table:style-name="ce20" office:value-type="string" calcext:value-type="string">
            <text:p>EMEA Office,159 Praed Street, W2 1RL,London, United Kingdom </text:p>
          </table:table-cell>
          <table:table-cell table:style-name="ce20" office:value-type="string" calcext:value-type="string">
            <text:p><text:a xlink:href="mailto:emea@comodo.com" xlink:type="simple">emea@comodo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comodo.com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ITSPA</text:p>
          </table:table-cell>
          <table:table-cell table:style-name="ce20" office:value-type="string" calcext:value-type="string">
            <text:p>44 (0) 203 397 3312</text:p>
          </table:table-cell>
          <table:table-cell table:style-name="ce20" office:value-type="string" calcext:value-type="string">
            <text:p>ITSPA,69 Wilson Street,London,EC2A 2BB</text:p>
          </table:table-cell>
          <table:table-cell table:style-name="ce20" office:value-type="string" calcext:value-type="string">
            <text:p><text:a xlink:href="mailto:admin@itspa.org.uk" xlink:type="simple">team@itspa.org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itspa.org.uk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PROSYN LIMITED</text:p>
          </table:table-cell>
          <table:table-cell table:style-name="ce20" office:value-type="string" calcext:value-type="string">
            <text:p><text:a xlink:href="tel:+442031998167" xlink:type="simple">020 3199 8167</text:a></text:p>
          </table:table-cell>
          <table:table-cell table:style-name="ce20" office:value-type="string" calcext:value-type="string">
            <text:p>1st Floor, 70-72 Clifton St, London, United Kingdom EC2A 4HB, UK</text:p>
          </table:table-cell>
          <table:table-cell table:style-name="ce20" office:value-type="string" calcext:value-type="string">
            <text:p><text:a xlink:href="mailto:info@prosyn.net" xlink:type="simple">info@prosyn.net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prosyn.co.uk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LONDON WEB LTD</text:p>
          </table:table-cell>
          <table:table-cell table:style-name="ce23" office:value-type="string" calcext:value-type="string">
            <text:p>44 (0) 20 8349 4500</text:p>
          </table:table-cell>
          <table:table-cell table:style-name="ce20" office:value-type="string" calcext:value-type="string">
            <text:p>Unit 4, Security House, <text:s/>Elstree Road, Elstree WD6 3EE, United Kingdom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londonweb.net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NETSTAR IT SUPPORT</text:p>
          </table:table-cell>
          <table:table-cell table:style-name="ce20" office:value-type="string" calcext:value-type="string">
            <text:p> 020 7160 6383</text:p>
          </table:table-cell>
          <table:table-cell table:style-name="ce20" office:value-type="string" calcext:value-type="string">
            <text:p>83 Clerkenwell Road,Clerkenwell,London,EC1R 5AR 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netstar.co.uk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WAVEX TECHNOLOGY LTD</text:p>
          </table:table-cell>
          <table:table-cell table:style-name="ce8" office:value-type="string" calcext:value-type="string">
            <text:p>0207 121 9500</text:p>
          </table:table-cell>
          <table:table-cell table:style-name="ce20" office:value-type="string" calcext:value-type="string">
            <text:p>66 Prescot St, London E1 8HG</text:p>
          </table:table-cell>
          <table:table-cell table:style-name="ce20" office:value-type="string" calcext:value-type="string">
            <text:p><text:a xlink:href="mailto:tellmemore@wavex.co.uk" xlink:type="simple">tellmemore@wavex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wavex.co.uk/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style-name="ce25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PANY NAME 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EO/CTO NAME 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WEBSI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ETSTAR IT SUPPORT</text:p>
          </table:table-cell>
          <table:table-cell table:style-name="ce4" office:value-type="string" calcext:value-type="string">
            <text:p><text:a xlink:href="tel:02071606398" xlink:type="simple">020 7160 6398</text:a></text:p>
          </table:table-cell>
          <table:table-cell table:style-name="ce4" office:value-type="string" calcext:value-type="string">
            <text:p>83 Clerkenwell Road,Clerkenwell,London,EC1R 5AR </text:p>
          </table:table-cell>
          <table:table-cell table:style-name="Default"/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netstar.co.uk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HE BRIARS GROUP LTD,</text:p>
          </table:table-cell>
          <table:table-cell table:style-name="ce4" office:value-type="string" calcext:value-type="string">
            <text:p>44 (0) 207 129 1109</text:p>
          </table:table-cell>
          <table:table-cell table:style-name="ce5" office:value-type="string" calcext:value-type="string">
            <text:p>33 St. James’s Square, London, UK, SW1Y 4JS</text:p>
          </table:table-cell>
          <table:table-cell table:style-name="ce5" office:value-type="string" calcext:value-type="string">
            <text:p><text:a xlink:href="mailto:info@briarsgroup.com" xlink:type="simple">info@briarsgroup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briarsgroup.com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UNA COMMUNICATION</text:p>
          </table:table-cell>
          <table:table-cell table:style-name="ce4" office:value-type="string" calcext:value-type="string">
            <text:p>0208 390 8811</text:p>
          </table:table-cell>
          <table:table-cell table:style-name="ce4" office:value-type="string" calcext:value-type="string">
            <text:p>Unit 17, Barwell Business Park,Leatherhead Road,,Surrey KT9 2NY</text:p>
          </table:table-cell>
          <table:table-cell table:style-name="ce4" office:value-type="string" calcext:value-type="string">
            <text:p>sales@suna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suna.co.uk/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MAXNETT LIMITED</text:p>
          </table:table-cell>
          <table:table-cell table:style-name="ce4" office:value-type="string" calcext:value-type="string">
            <text:p>0845 868 0000</text:p>
          </table:table-cell>
          <table:table-cell table:style-name="ce4" office:value-type="string" calcext:value-type="string">
            <text:p>Rockware Business Centre,Rockware Avenue,Greenford UB6 0AA</text:p>
          </table:table-cell>
          <table:table-cell table:style-name="ce4" office:value-type="string" calcext:value-type="string">
            <text:p><text:a xlink:href="mailto:info@maxnett.co.uk" xlink:type="simple">info@maxnett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maxnett.co.u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 P S S CABLING SERVICES LTD</text:p>
          </table:table-cell>
          <table:table-cell table:style-name="ce4" office:value-type="string" calcext:value-type="string">
            <text:p>01895 251010</text:p>
          </table:table-cell>
          <table:table-cell table:style-name="ce4" office:value-type="string" calcext:value-type="string">
            <text:p>Chiltern Business Village, Arundel Rd, Uxbridge, Greater London UB8 2SN</text:p>
          </table:table-cell>
          <table:table-cell table:style-name="ce4" office:value-type="string" calcext:value-type="string">
            <text:p><text:a xlink:href="mailto:info@dpsscabling.co.uk" xlink:type="simple">info@dpsscabling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dpsscabling.co.u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IT SOLUTIONS (UK) LTD</text:p>
          </table:table-cell>
          <table:table-cell table:style-name="ce4" office:value-type="string" calcext:value-type="string">
            <text:p>44 (0)20 8206 2285</text:p>
          </table:table-cell>
          <table:table-cell table:style-name="ce4" office:value-type="string" calcext:value-type="string">
            <text:p>Leverford House,219 Kingsbury Road,Kingsbury,London <text:a xlink:href="http://goo.gl/maps/Tves" xlink:type="simple">NW9 8XG</text:a></text:p>
          </table:table-cell>
          <table:table-cell table:style-name="ce4" office:value-type="string" calcext:value-type="string">
            <text:p><text:a xlink:href="mailto:info@itsolutions.co.uk?%20subject=Website%20request" xlink:type="simple">info@itsolution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itsolutions.co.uk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802AIR LIMITED </text:p>
          </table:table-cell>
          <table:table-cell table:style-name="ce4" office:value-type="string" calcext:value-type="string">
            <text:p>020 7036 3882</text:p>
          </table:table-cell>
          <table:table-cell table:style-name="ce4" office:value-type="string" calcext:value-type="string">
            <text:p>35 Kingsland road,LONDON,E2 8AA</text:p>
          </table:table-cell>
          <table:table-cell table:style-name="ce4" office:value-type="string" calcext:value-type="string">
            <text:p>enquire@802air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802air.co.uk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REMIER COMPUTER SUPPORT LTD</text:p>
          </table:table-cell>
          <table:table-cell table:style-name="ce6" office:value-type="float" office:value="2073455139" calcext:value-type="float">
            <text:p>2073455139</text:p>
          </table:table-cell>
          <table:table-cell table:style-name="ce4" office:value-type="string" calcext:value-type="string">
            <text:p>10-16 Tiller Road, Docklands, London, E14 8PX</text:p>
          </table:table-cell>
          <table:table-cell table:style-name="Default" office:value-type="string" calcext:value-type="string">
            <text:p>enquiries@prem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prem.co.uk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ATACAT</text:p>
          </table:table-cell>
          <table:table-cell table:style-name="ce4" office:value-type="string" calcext:value-type="string">
            <text:p>020 7754 5740</text:p>
          </table:table-cell>
          <table:table-cell table:style-name="ce4" office:value-type="string" calcext:value-type="string">
            <text:p>Turnberry House 1404-1410 High Road,Whetsone,London N20 9BH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datacat.co.uk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NETWORK INTERLINKS LTD.</text:p>
          </table:table-cell>
          <table:table-cell table:style-name="ce4" office:value-type="string" calcext:value-type="string">
            <text:p>+44 (0)20 8739 0660</text:p>
          </table:table-cell>
          <table:table-cell table:style-name="ce4" office:value-type="string" calcext:value-type="string">
            <text:p>318 Worple Road,London,SW20 8QU,uk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networkinterlinks.com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LONDON COMPUTER SERVICE</text:p>
          </table:table-cell>
          <table:table-cell table:style-name="ce6" office:value-type="string" calcext:value-type="string">
            <text:p><text:s/>0208 368 2156</text:p>
          </table:table-cell>
          <table:table-cell table:style-name="ce27" office:value-type="string" calcext:value-type="string">
            <text:p>2A The Broadway,Friern Barnet Road,New Southgate,London N11 3DT</text:p>
          </table:table-cell>
          <table:table-cell table:style-name="ce4" office:value-type="string" calcext:value-type="string">
            <text:p><text:a xlink:href="mailto:info@ukcomputerservice.com?subject=Service%20Enquiry%20from%20UK%20Computer%20Service" xlink:type="simple">info@ukcomputerservice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londoncomputerservice.com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JADE-TEC SOLUTIONS LTD.</text:p>
          </table:table-cell>
          <table:table-cell table:style-name="ce4" office:value-type="string" calcext:value-type="string">
            <text:p>+44 7005 942 761 </text:p>
          </table:table-cell>
          <table:table-cell table:number-columns-repeated="4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<text:a xlink:href="http://www.jade-tec.com/" xlink:type="simple">http://www.jade-tec.com</text:a>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KREUTZ CONSULTING LIMITED</text:p>
          </table:table-cell>
          <table:table-cell table:style-name="ce4" office:value-type="string" calcext:value-type="string">
            <text:p>+44 (20) 79592238</text:p>
          </table:table-cell>
          <table:table-cell table:style-name="ce4" office:value-type="string" calcext:value-type="string">
            <text:p>68 King William Street,London EC4N 7DZ</text:p>
          </table:table-cell>
          <table:table-cell table:style-name="ce4" office:value-type="string" calcext:value-type="string">
            <text:p>mail@kreutz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kreutz.co.uk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NEOTERICUK</text:p>
          </table:table-cell>
          <table:table-cell table:style-name="ce4" office:value-type="string" calcext:value-type="string">
            <text:p>0203 5409 980</text:p>
          </table:table-cell>
          <table:table-cell table:style-name="ce4" office:value-type="string" calcext:value-type="string">
            <text:p>Unit 1, Albion Court ,Galena Road, London W6 0QT</text:p>
          </table:table-cell>
          <table:table-cell table:style-name="ce4" office:value-type="string" calcext:value-type="string">
            <text:p><text:a xlink:href="mailto:sales@neotericuk.com" xlink:type="simple">sales@neotericuk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neotericuk.co.uk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TATESIDE</text:p>
          </table:table-cell>
          <table:table-cell table:style-name="ce4" office:value-type="string" calcext:value-type="string">
            <text:p>0207 803 0923 </text:p>
          </table:table-cell>
          <table:table-cell table:style-name="ce4" office:value-type="string" calcext:value-type="string">
            <text:p>3rd Floor Blue Fin Building,110 Southwark Street, London,SE1 0SU</text:p>
          </table:table-cell>
          <table:table-cell table:style-name="ce4" office:value-type="string" calcext:value-type="string">
            <text:p><text:a xlink:href="mailto:info@tateside.com" xlink:type="simple">info@tateside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tateside.com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PLANET SOLUTIONS LTD </text:p>
          </table:table-cell>
          <table:table-cell table:style-name="ce4" office:value-type="string" calcext:value-type="string">
            <text:p>+44 20 8994 4454 </text:p>
          </table:table-cell>
          <table:table-cell table:style-name="ce4" office:value-type="string" calcext:value-type="string">
            <text:p>484 Chiswick High Road,W4 5TT,UK</text:p>
          </table:table-cell>
          <table:table-cell table:style-name="ce4" office:value-type="string" calcext:value-type="string">
            <text:p><text:a xlink:href="mailto:info@planetsolutions.co.uk" xlink:type="simple">info@planetsolution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planetsolutions.co.uk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PECTRONICS UK</text:p>
          </table:table-cell>
          <table:table-cell table:style-name="ce4" office:value-type="string" calcext:value-type="string">
            <text:p>03333 444 110</text:p>
          </table:table-cell>
          <table:table-cell table:style-name="ce4" office:value-type="string" calcext:value-type="string">
            <text:p>8 Lombard Road,Wimbledon,LondonSW19 3TZ</text:p>
          </table:table-cell>
          <table:table-cell table:style-name="ce4" office:value-type="string" calcext:value-type="string">
            <text:p><text:a xlink:href="mailto:info@spectronics.co.uk" xlink:type="simple">info@spectronic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spectronics.co.uk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COMPUTER PLACE</text:p>
          </table:table-cell>
          <table:table-cell table:style-name="ce4" office:value-type="string" calcext:value-type="string">
            <text:p>44 20 7100 3555</text:p>
          </table:table-cell>
          <table:table-cell table:style-name="ce4" office:value-type="string" calcext:value-type="string">
            <text:p>106 Golders Green Road, London NW11 8HB</text:p>
          </table:table-cell>
          <table:table-cell table:style-name="ce4" office:value-type="string" calcext:value-type="string">
            <text:p>info@computerplace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computerplace.co.uk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CARTRIDGE STATION</text:p>
          </table:table-cell>
          <table:table-cell table:style-name="ce4" office:value-type="string" calcext:value-type="string">
            <text:p>020 7586 7557</text:p>
          </table:table-cell>
          <table:table-cell table:style-name="ce4" office:value-type="string" calcext:value-type="string">
            <text:p>4 Regency Parade,London  NW3 5EG</text:p>
          </table:table-cell>
          <table:table-cell table:style-name="ce4" office:value-type="string" calcext:value-type="string">
            <text:p>info@cartridgestation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cartridgestation.co.uk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BVR LIMITED</text:p>
          </table:table-cell>
          <table:table-cell table:style-name="ce4" office:value-type="string" calcext:value-type="string">
            <text:p>020 7831 0417</text:p>
          </table:table-cell>
          <table:table-cell table:style-name="ce4" office:value-type="string" calcext:value-type="string">
            <text:p>18a New North Street,Holborn,London,WC1N 3PJ</text:p>
          </table:table-cell>
          <table:table-cell table:style-name="ce4" office:value-type="string" calcext:value-type="string">
            <text:p><text:a xlink:href="mailto:sales@bvrgroup.com" xlink:type="simple">sales@bvrgroup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ww.bvrgroup.com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IT SOHO LIMITED</text:p>
          </table:table-cell>
          <table:table-cell table:style-name="ce4" office:value-type="string" calcext:value-type="string">
            <text:p>020 7993 6337</text:p>
          </table:table-cell>
          <table:table-cell table:style-name="ce4" office:value-type="string" calcext:value-type="string">
            <text:p>1st Floor East 35-37 Ludgate HillCity of LondonEC4M 7JN</text:p>
          </table:table-cell>
          <table:table-cell table:style-name="ce4" office:value-type="string" calcext:value-type="string">
            <text:p><text:a xlink:href="mailto:info@itsoho.co.uk" xlink:type="simple">info@itsoho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itsoho.co.uk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AABCOMPUTERS</text:p>
          </table:table-cell>
          <table:table-cell table:style-name="ce4" office:value-type="string" calcext:value-type="string">
            <text:p>020 8863 9998</text:p>
          </table:table-cell>
          <table:table-cell table:style-name="ce4" office:value-type="string" calcext:value-type="string">
            <text:p>71 Bonnersfield Lane,Harrow, Middx,HA1 2LH</text:p>
          </table:table-cell>
          <table:table-cell table:style-name="ce4" office:value-type="string" calcext:value-type="string">
            <text:p>technician@aabcomputers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aabcomputers.co.uk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PJC TECHNOLOGIES LIMITED</text:p>
          </table:table-cell>
          <table:table-cell table:style-name="ce4" office:value-type="string" calcext:value-type="string">
            <text:p>44 (0) 1708 762 779</text:p>
          </table:table-cell>
          <table:table-cell table:style-name="ce4" office:value-type="string" calcext:value-type="string">
            <text:p>106 Lynwood Drive,London ,RM5 2QT</text:p>
          </table:table-cell>
          <table:table-cell table:style-name="ce4" office:value-type="string" calcext:value-type="string">
            <text:p><text:a xlink:href="mailto:peter@pjctechnologies.com" xlink:type="simple">info@pjctechnologies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pjctechnologies.com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SERVER CONSULTANCY LTD</text:p>
          </table:table-cell>
          <table:table-cell table:style-name="ce4" office:value-type="string" calcext:value-type="string">
            <text:p>44 (0) 203 727 2000</text:p>
          </table:table-cell>
          <table:table-cell table:style-name="ce4" office:value-type="string" calcext:value-type="string">
            <text:p>Magnet Road,Wembley HA9 7RG,Greater London,UK</text:p>
          </table:table-cell>
          <table:table-cell table:style-name="ce4" office:value-type="string" calcext:value-type="string">
            <text:p>info@serverconsultancy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serverconsultancy.co.uk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XARACOMPUTERS LTD</text:p>
          </table:table-cell>
          <table:table-cell table:style-name="ce4" office:value-type="string" calcext:value-type="string">
            <text:p>0800 051 2513</text:p>
          </table:table-cell>
          <table:table-cell table:style-name="ce4" office:value-type="string" calcext:value-type="string">
            <text:p>2nd Floor, Kajaine House, 57-67 High Street, London HA8 7DD</text:p>
          </table:table-cell>
          <table:table-cell table:style-name="ce4" office:value-type="string" calcext:value-type="string">
            <text:p><text:a xlink:href="mailto:sales@manageditsupport.co.uk" xlink:type="simple">sales@manageditsupport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xaracomputers.co.uk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JAYTAG COMPUTER LIMITED</text:p>
          </table:table-cell>
          <table:table-cell table:style-name="ce6" office:value-type="float" office:value="442087614452" calcext:value-type="float">
            <text:p>442087614452</text:p>
          </table:table-cell>
          <table:table-cell table:style-name="ce4" office:value-type="string" calcext:value-type="string">
            <text:p>Unit 28 Metro Business Centre, Kangley Bridge Rd, London, SE26 5BW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jaytag.co.uk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LOVEFONE</text:p>
          </table:table-cell>
          <table:table-cell table:style-name="ce4" office:value-type="string" calcext:value-type="string">
            <text:p>020 3797 4379</text:p>
          </table:table-cell>
          <table:table-cell table:style-name="ce4" office:value-type="string" calcext:value-type="string">
            <text:p>37 Tottenham St, Fitzrovia, London W1T 4R</text:p>
          </table:table-cell>
          <table:table-cell table:style-name="ce4" office:value-type="string" calcext:value-type="string">
            <text:p><text:a xlink:href="mailto:hello@lovefone.co.uk" xlink:type="simple">hello@lovefone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lovefone.co.uk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2" office:value-type="string" calcext:value-type="string">
            <text:p>BABZMACSERVICES</text:p>
          </table:table-cell>
          <table:table-cell table:style-name="ce4" office:value-type="string" calcext:value-type="string">
            <text:p>07939 600 007</text:p>
          </table:table-cell>
          <table:table-cell table:style-name="ce2" office:value-type="string" calcext:value-type="string">
            <text:p>-----------------------</text:p>
          </table:table-cell>
          <table:table-cell office:value-type="string" calcext:value-type="string">
            <text:p><text:a xlink:href="mailto:info@babzmacservices.co.uk" xlink:type="simple">info@babzmacservice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babzmacservices.co.uk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BASECOMPUTERREPAIRSKENT</text:p>
          </table:table-cell>
          <table:table-cell table:style-name="ce4" office:value-type="string" calcext:value-type="string">
            <text:p>020 3369 4577</text:p>
          </table:table-cell>
          <table:table-cell table:style-name="ce4" office:value-type="string" calcext:value-type="string">
            <text:p>154 Eltham Hill,Eltham, London SE9 5EA  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basecomputerrepairskent.co.uk/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MAC1</text:p>
          </table:table-cell>
          <table:table-cell table:style-name="ce4" office:value-type="string" calcext:value-type="string">
            <text:p>0207 493 8737</text:p>
          </table:table-cell>
          <table:table-cell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<text:a xlink:href="mailto:hello@mac1.net" xlink:type="simple">hello@mac1.net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mac1.net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PANY NAME 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EO/CTO NAME 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WEBSI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ACOMPUTERS</text:p>
          </table:table-cell>
          <table:table-cell table:style-name="ce4" office:value-type="string" calcext:value-type="string">
            <text:p>020 8883 0226</text:p>
          </table:table-cell>
          <table:table-cell table:style-name="ce4" office:value-type="string" calcext:value-type="string">
            <text:p>56 High Road,East Finchley,London,N2 9PN</text:p>
          </table:table-cell>
          <table:table-cell table:style-name="ce32" office:value-type="string" calcext:value-type="string">
            <text:p><text:a xlink:href="mailto:web@dacomputers.co.uk?subject=Message%20from%20your%20website" xlink:type="simple">web@dacomputer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dacomputers.co.u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LONDONCOMPUTER-REPAIRS</text:p>
          </table:table-cell>
          <table:table-cell table:style-name="ce4" office:value-type="string" calcext:value-type="string">
            <text:p>020 8500 4466</text:p>
          </table:table-cell>
          <table:table-cell table:style-name="ce4" office:value-type="string" calcext:value-type="string">
            <text:p>128 New North Road, (Hainault) Ilford IG6 2XW</text:p>
          </table:table-cell>
          <table:table-cell table:style-name="ce4" office:value-type="string" calcext:value-type="string">
            <text:p>sales @ edwardsoffice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13" office:value-type="string" calcext:value-type="string">
            <text:p>Www.Londoncomputer-repairs.co.u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CORETECHNICALSOLUTIONS</text:p>
          </table:table-cell>
          <table:table-cell table:style-name="ce4" office:value-type="string" calcext:value-type="string">
            <text:p>0207 924 3241</text:p>
          </table:table-cell>
          <table:table-cell table:style-name="ce4" office:value-type="string" calcext:value-type="string">
            <text:p>187 St Johns Hill, London, SW11 1TH</text:p>
          </table:table-cell>
          <table:table-cell table:style-name="ce4" office:value-type="string" calcext:value-type="string">
            <text:p><text:a xlink:href="mailto:support@coretechnicalsolutions.co.uk" xlink:type="simple">support@coretechnicalsolution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support@coretechnicalsolutions.co.uk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OMPUTERS FIXED LTD</text:p>
          </table:table-cell>
          <table:table-cell table:style-name="ce4" office:value-type="string" calcext:value-type="string">
            <text:p>0208 527 5203</text:p>
          </table:table-cell>
          <table:table-cell table:style-name="ce4" office:value-type="string" calcext:value-type="string">
            <text:p>9b The Broadway,Winchester Rd,Highams Park,Chingford,E4 9LQ</text:p>
          </table:table-cell>
          <table:table-cell table:style-name="ce4" office:value-type="string" calcext:value-type="string">
            <text:p>Support@Computers-fixed.Com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http://www.computers-fixed.com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LBION COMPUTERS</text:p>
          </table:table-cell>
          <table:table-cell table:style-name="ce4" office:value-type="string" calcext:value-type="string">
            <text:p>020 7629 3164 </text:p>
          </table:table-cell>
          <table:table-cell table:style-name="ce4" office:value-type="string" calcext:value-type="string">
            <text:p>49 Berkeley Square,London,W1J 5A</text:p>
          </table:table-cell>
          <table:table-cell table:style-name="ce4" office:value-type="string" calcext:value-type="string">
            <text:p><text:a xlink:href="mailto:info@albioncomputers.co.uk" xlink:type="simple">info@albioncomputer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albioncomputers.co.u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UROLAND IT SERVICES</text:p>
          </table:table-cell>
          <table:table-cell table:style-name="ce4" office:value-type="string" calcext:value-type="string">
            <text:p>0203 209 6002</text:p>
          </table:table-cell>
          <table:table-cell table:style-name="ce4" office:value-type="string" calcext:value-type="string">
            <text:p>Kemp House,152-160 City Road,London,EC1V 2NX</text:p>
          </table:table-cell>
          <table:table-cell table:style-name="ce4" office:value-type="string" calcext:value-type="string">
            <text:p><text:a xlink:href="mailto:sales@euroland-computers.co.uk" xlink:type="simple">sales@euroland-computer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eurolanditservices.co.uk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ONDONTEC LTD</text:p>
          </table:table-cell>
          <table:table-cell table:style-name="ce4" office:value-type="string" calcext:value-type="string">
            <text:p>0207 06 06 111</text:p>
          </table:table-cell>
          <table:table-cell table:style-name="ce4" office:value-type="string" calcext:value-type="string">
            <text:p>43-45 Portman Square, London, W1H 6HN.</text:p>
          </table:table-cell>
          <table:table-cell table:style-name="ce4" office:value-type="string" calcext:value-type="string">
            <text:p><text:a xlink:href="http://www.londontec.co.uk/London-W1-Computer-Laptop-Repairs.html#" xlink:type="simple">Info@londontec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londontec.co.uk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WANSTOR IT SUPPORT LONDON</text:p>
          </table:table-cell>
          <table:table-cell table:style-name="ce4" office:value-type="string" calcext:value-type="string">
            <text:p>0333 123 0360</text:p>
          </table:table-cell>
          <table:table-cell table:style-name="ce18" office:value-type="string" calcext:value-type="string">
            <text:p>124-126 Borough High Street,London,SE1 1LB</text:p>
          </table:table-cell>
          <table:table-cell table:style-name="ce4" office:value-type="string" calcext:value-type="string">
            <text:p><text:a xlink:href="mailto:info@wanstor.com?subject=::%20Website%20Enquiry" xlink:type="simple">info@wanstor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http://www.wanstor.com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ET STATION LTD</text:p>
          </table:table-cell>
          <table:table-cell table:style-name="ce4" office:value-type="string" calcext:value-type="string">
            <text:p>020 7837 5173</text:p>
          </table:table-cell>
          <table:table-cell table:style-name="ce4" office:value-type="string" calcext:value-type="string">
            <text:p>307 Gray’s Inn Road,Kings Cross,Central London, WC1X 8QS</text:p>
          </table:table-cell>
          <table:table-cell table:style-name="ce4" office:value-type="string" calcext:value-type="string">
            <text:p><text:a xlink:href="mailto:contact@netinternet.co.uk" xlink:type="simple">contact@netinternet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netinternet.co.uk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KING'S CROSS COMPUTER CENTRE LTD</text:p>
          </table:table-cell>
          <table:table-cell table:style-name="ce14" office:value-type="string" calcext:value-type="string">
            <text:p>020 77137358</text:p>
          </table:table-cell>
          <table:table-cell table:style-name="ce4" office:value-type="string" calcext:value-type="string">
            <text:p><text:s/>319 - 321 Grays Inn RoadCamden, London,WC1X 8PX</text:p>
          </table:table-cell>
          <table:table-cell table:style-name="ce25" office:value-type="string" calcext:value-type="string">
            <text:p><text:s/>computercentre61@googlemail.com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kingscrosscomputercentre.co.uk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CYBERPARK</text:p>
          </table:table-cell>
          <table:table-cell table:style-name="ce4" office:value-type="string" calcext:value-type="string">
            <text:p>0171 259 2680</text:p>
          </table:table-cell>
          <table:table-cell table:style-name="ce18" office:value-type="string" calcext:value-type="string">
            <text:p>1 Hogarth Place Earls Court London SW5 0QT</text:p>
          </table:table-cell>
          <table:table-cell table:style-name="ce4" office:value-type="string" calcext:value-type="string">
            <text:p><text:a xlink:href="mailto:info@cyberpark.demon.co.uk" xlink:type="simple">info@cyberpark.demon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cyberpark.demon.co.uk/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NET HOUSE INTERNET CAFE</text:p>
          </table:table-cell>
          <table:table-cell table:style-name="ce4" office:value-type="string" calcext:value-type="string">
            <text:p>020 7 224 7008</text:p>
          </table:table-cell>
          <table:table-cell table:style-name="ce4" office:value-type="string" calcext:value-type="string">
            <text:p>138 Marylebone Road,Baker Street,NW1 5PH,London </text:p>
          </table:table-cell>
          <table:table-cell table:style-name="ce4" office:value-type="string" calcext:value-type="string">
            <text:p><text:a xlink:href="mailto:nethousecustomer@gmail.com" xlink:type="simple">nethousecustomer@gmail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nethouseonline.co.uk/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COMPUTERPLACE</text:p>
          </table:table-cell>
          <table:table-cell table:style-name="ce4" office:value-type="string" calcext:value-type="string">
            <text:p>+44 20 7100 3555 </text:p>
          </table:table-cell>
          <table:table-cell table:style-name="ce4" office:value-type="string" calcext:value-type="string">
            <text:p>106 Golders Green Road, London NW11 8HB</text:p>
          </table:table-cell>
          <table:table-cell table:style-name="ce4" office:value-type="string" calcext:value-type="string">
            <text:p>info@computerplace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computerplace.co.uk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QUANTUMWEBCAFE</text:p>
          </table:table-cell>
          <table:table-cell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11 Birchmead, Winnersh, Wokingham, Berkshire, RG41 5TW</text:p>
          </table:table-cell>
          <table:table-cell table:style-name="ce4" office:value-type="string" calcext:value-type="string">
            <text:p><text:a xlink:href="mailto:hello@quantumwebcafe.co.uk" xlink:type="simple">hello@quantumwebcafe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quantumwebcafe.co.uk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GEORGIANHOUSEHOTEL</text:p>
          </table:table-cell>
          <table:table-cell table:style-name="ce4" office:value-type="string" calcext:value-type="string">
            <text:p>+44 (0)2 07 834 1438</text:p>
          </table:table-cell>
          <table:table-cell table:style-name="ce4" office:value-type="string" calcext:value-type="string">
            <text:p>Georgian House,35 - 39 St Georges Drive,London, SW1V 4DG, UK <text:s text:c="2"/></text:p>
          </table:table-cell>
          <table:table-cell table:style-name="ce4" office:value-type="string" calcext:value-type="string">
            <text:p><text:a xlink:href="mailto:reception@georgianhousehotel.co.uk" xlink:type="simple">reception@georgianhousehotel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georgianhousehotel.co.uk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PINEAPPLE</text:p>
          </table:table-cell>
          <table:table-cell table:style-name="ce4" office:value-type="string" calcext:value-type="string">
            <text:p>44 (0)20 7836 4004</text:p>
          </table:table-cell>
          <table:table-cell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<text:a xlink:href="mailto:carly@pineapple.uk.com" xlink:type="simple">carly@pineapple.uk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pineapple.uk.com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ANGO MOVEMENT</text:p>
          </table:table-cell>
          <table:table-cell table:style-name="ce4" office:value-type="string" calcext:value-type="string">
            <text:p>020 8455 2975</text:p>
          </table:table-cell>
          <table:table-cell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info@tangomovement.com 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tangomovement.com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SIMPLY DANCING PARTNERS LTD</text:p>
          </table:table-cell>
          <table:table-cell table:style-name="ce4" office:value-type="string" calcext:value-type="string">
            <text:p>020 3648 0377</text:p>
          </table:table-cell>
          <table:table-cell table:style-name="ce4" office:value-type="string" calcext:value-type="string">
            <text:p><text:a xlink:href="http://maps.apple.com/maps?saddr=&amp;daddr=33+Seymour+Pl,London,UK,W1H" xlink:type="simple"> </text:a>33 Seymour Place, London W1H 5AU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simplydancingpartners.co.uk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LONDON SWING CATS</text:p>
          </table:table-cell>
          <table:table-cell table:style-name="ce4" office:value-type="string" calcext:value-type="string">
            <text:p>020 8829 0919</text:p>
          </table:table-cell>
          <table:table-cell table:number-columns-repeated="4" table:style-name="ce2" office:value-type="string" calcext:value-type="string">
            <text:p>-----------------------</text:p>
          </table:table-cell>
          <table:table-cell office:value-type="string" calcext:value-type="string">
            <text:p>http://www.londonswingcats.com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FIRSTDANCECOMPANY</text:p>
          </table:table-cell>
          <table:table-cell table:style-name="ce4" office:value-type="string" calcext:value-type="string">
            <text:p><text:a xlink:href="tel:07876687659" xlink:type="simple">0787 668 7659</text:a></text:p>
          </table:table-cell>
          <table:table-cell table:style-name="ce4" office:value-type="string" calcext:value-type="string">
            <text:p>St James' Hall Islington,11 Prebend Street,Islington,N1 8PF <text:s text:c="3"/></text:p>
          </table:table-cell>
          <table:table-cell table:style-name="ce4" office:value-type="string" calcext:value-type="string">
            <text:p><text:a xlink:href="mailto:dancing@firstdancecompany.com" xlink:type="simple">dancing@firstdancecompany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firstdancecompany.com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FIRSTDANCECOMPANY</text:p>
          </table:table-cell>
          <table:table-cell table:style-name="ce4" office:value-type="string" calcext:value-type="string">
            <text:p><text:a xlink:href="tel:0844%202%20646%20666" xlink:type="simple">0844 2 646 666</text:a></text:p>
          </table:table-cell>
          <table:table-cell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<text:a xlink:href="mailto:admissions@bimm.co.uk" xlink:type="simple">admissions@bimm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bimm.co.uk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UNIVERSITY OF THE ARTS LONDON</text:p>
          </table:table-cell>
          <table:table-cell table:style-name="ce4" office:value-type="string" calcext:value-type="string">
            <text:p>44 (0)207 514 6000</text:p>
          </table:table-cell>
          <table:table-cell table:style-name="ce4" office:value-type="string" calcext:value-type="string">
            <text:p>University of the Arts London,272 High Holborn,London WC1V 7EY,UK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arts.ac.uk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SOUTHBANK INTERNATIONAL SCHOOL</text:p>
          </table:table-cell>
          <table:table-cell table:style-name="ce14" office:value-type="string" calcext:value-type="string">
            <text:p>44 (0)20 7229 8230</text:p>
          </table:table-cell>
          <table:table-cell table:style-name="ce28" office:value-type="string" calcext:value-type="string">
            <text:p>36-38 Kensington Park Road,London W11 3BU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southbank.org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ISLSCHOOLS</text:p>
          </table:table-cell>
          <table:table-cell table:style-name="ce4" office:value-type="string" calcext:value-type="string">
            <text:p>44 (0) 20 8992 5823</text:p>
          </table:table-cell>
          <table:table-cell table:style-name="ce28" office:value-type="string" calcext:value-type="string">
            <text:p>139 Gunnersbury AvenueLondon W3 8LGUnited Kingdom</text:p>
          </table:table-cell>
          <table:table-cell table:style-name="ce25" office:value-type="string" calcext:value-type="string">
            <text:p><text:a xlink:href="mailto:mail@islondon.org" xlink:type="simple">mail@islondon.org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islschools.org</text:p>
          </table:table-cell>
          <table:table-cell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MARYMOUNT INTERNATIONAL SCHOOL LONDON</text:p>
          </table:table-cell>
          <table:table-cell table:style-name="ce4" office:value-type="string" calcext:value-type="string">
            <text:p>020 8949 0571</text:p>
          </table:table-cell>
          <table:table-cell table:style-name="ce4" office:value-type="string" calcext:value-type="string">
            <text:p>George Road,Kingston upon Thames,Surrey, KT2 7PE</text:p>
          </table:table-cell>
          <table:table-cell table:style-name="ce4" office:value-type="string" calcext:value-type="string">
            <text:p><text:a xlink:href="mailto:reception@marymountlondon.com" xlink:type="simple">reception@marymountlondon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marymountlondon.com/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TUTOR HOUSE LIMITED</text:p>
          </table:table-cell>
          <table:table-cell table:style-name="ce4" office:value-type="string" calcext:value-type="string">
            <text:p><text:a xlink:href="tel:02073816253" xlink:type="simple">(+44) </text:a><text:a xlink:href="tel:02077343555" xlink:type="simple">020 773 435 55</text:a></text:p>
          </table:table-cell>
          <table:table-cell table:style-name="ce4" office:value-type="string" calcext:value-type="string">
            <text:p>6th Floor, 37 Golden Square, W1F 9LA</text:p>
          </table:table-cell>
          <table:table-cell table:style-name="ce4" office:value-type="string" calcext:value-type="string">
            <text:p><text:a xlink:href="mailto:info@tutorhouse.co.uk" xlink:type="simple">info@tutorhouse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tutorhouse.co.uk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BRIGHT YOUNG THINGS HEAD OFFICE</text:p>
          </table:table-cell>
          <table:table-cell table:style-name="ce4" office:value-type="string" calcext:value-type="string">
            <text:p>0207 723 0506</text:p>
          </table:table-cell>
          <table:table-cell table:style-name="ce4" office:value-type="string" calcext:value-type="string">
            <text:p>8 Lower Grosvenor Place,London, SW1W 0EN</text:p>
          </table:table-cell>
          <table:table-cell table:style-name="ce4" office:value-type="string" calcext:value-type="string">
            <text:p><text:a xlink:href="mailto:info@brightyoungthings.co.uk" xlink:type="simple">info@brightyoungthing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brightyoungthings.co.uk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JIGSAW TUTORS</text:p>
          </table:table-cell>
          <table:table-cell table:style-name="ce4" office:value-type="string" calcext:value-type="string">
            <text:p>44 (0)7818 067 944</text:p>
          </table:table-cell>
          <table:table-cell table:style-name="ce28" office:value-type="string" calcext:value-type="string">
            <text:p>7A The Grove,London,N6 6JU</text:p>
          </table:table-cell>
          <table:table-cell table:style-name="ce4" office:value-type="string" calcext:value-type="string">
            <text:p><text:a xlink:href="mailto:info@jigsawtutors.com" xlink:type="simple">info@jigsawtutors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jigsawtutors.com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SUCCESSTUTORS</text:p>
          </table:table-cell>
          <table:table-cell table:style-name="ce4" office:value-type="string" calcext:value-type="string">
            <text:p>0208 211 3565</text:p>
          </table:table-cell>
          <table:table-cell table:style-name="ce4" office:value-type="string" calcext:value-type="string">
            <text:p>Southgate,London N14</text:p>
          </table:table-cell>
          <table:table-cell table:style-name="ce4" office:value-type="string" calcext:value-type="string">
            <text:p><text:a xlink:href="mailto:info@successtutors.co.uk" xlink:type="simple">info@successtutor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successtutors.co.uk/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CARFAX EDUCATION GROUP </text:p>
          </table:table-cell>
          <table:table-cell table:style-name="ce4" office:value-type="string" calcext:value-type="string">
            <text:p>020 7927 6200</text:p>
          </table:table-cell>
          <table:table-cell table:style-name="ce4" office:value-type="string" calcext:value-type="string">
            <text:p>48 Langham St.London W1W 7AY </text:p>
          </table:table-cell>
          <table:table-cell table:style-name="Default"/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carfax-tutors.com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PANY NAME 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EO/CTO NAME 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WEBSI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apoleons-casinos</text:p>
          </table:table-cell>
          <table:table-cell table:style-name="ce20" office:value-type="string" calcext:value-type="string">
            <text:p>0207 494 3126</text:p>
          </table:table-cell>
          <table:table-cell table:style-name="ce2" office:value-type="string" calcext:value-type="string">
            <text:p>-----------------------</text:p>
          </table:table-cell>
          <table:table-cell table:style-name="ce20" office:value-type="string" calcext:value-type="string">
            <text:p><text:a xlink:href="mailto:london@napoleons-casinos.co.uk" xlink:type="simple">london@napoleons-casino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napoleons-casinos.co.uk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West london stables</text:p>
          </table:table-cell>
          <table:table-cell table:style-name="ce20" office:value-type="string" calcext:value-type="string">
            <text:p>020 8964 2140</text:p>
          </table:table-cell>
          <table:table-cell table:style-name="ce20" office:value-type="string" calcext:value-type="string">
            <text:p>20 Stable Way,London , W10 6QX </text:p>
          </table:table-cell>
          <table:table-cell table:style-name="ce20" office:value-type="string" calcext:value-type="string">
            <text:p><text:a xlink:href="mailto:westlondonstables20@gmail.com?subject=Customer%20Enquiry%20WLStables%20website" xlink:type="simple">westlondonstables20@gmail.com 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<text:a xlink:href="http://www.westlondonstables.co.uk/" xlink:type="simple">http://www.westlondonstables.co.uk</text:a>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ZSL London Zoo</text:p>
          </table:table-cell>
          <table:table-cell table:style-name="ce20" office:value-type="string" calcext:value-type="string">
            <text:p>0344 225 1826</text:p>
          </table:table-cell>
          <table:table-cell table:style-name="ce14" office:value-type="string" calcext:value-type="string">
            <text:p>Outer Circle,Regent's Park,London, NW1 4RY</text:p>
          </table:table-cell>
          <table:table-cell table:style-name="ce20" office:value-type="string" calcext:value-type="string">
            <text:p><text:a xlink:href="mailto:info@zsl.org" xlink:type="simple">info@zsl.org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zsl.org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lass Casino Nights</text:p>
          </table:table-cell>
          <table:table-cell table:style-name="ce20" office:value-type="string" calcext:value-type="string">
            <text:p>0845 591 1398</text:p>
          </table:table-cell>
          <table:table-cell table:style-name="ce20" office:value-type="string" calcext:value-type="string">
            <text:p>Northleigh Close, Maidstone, Kent, ME15 9RP.</text:p>
          </table:table-cell>
          <table:table-cell table:style-name="ce20" office:value-type="string" calcext:value-type="string">
            <text:p>contact<text:a xlink:href="mailto:info@classcasinonights.co.uk?subject=Contact%20us" xlink:type="simple">@classcasinonight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classcasinonights.co.u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lueQuest Ltd.</text:p>
          </table:table-cell>
          <table:table-cell table:style-name="ce2" office:value-type="string" calcext:value-type="string">
            <text:p>-----------------------</text:p>
          </table:table-cell>
          <table:table-cell table:style-name="ce20" office:value-type="string" calcext:value-type="string">
            <text:p>169-171 Caledonian Road,London, N1 0SL</text:p>
          </table:table-cell>
          <table:table-cell table:style-name="ce20" office:value-type="string" calcext:value-type="string">
            <text:p><text:a xlink:href="mailto:escape@clueQuest.co.uk" xlink:type="simple">escape@clueQuest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cluequest.co.u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Tenpin Ltd, </text:p>
          </table:table-cell>
          <table:table-cell table:style-name="ce20" office:value-type="string" calcext:value-type="string">
            <text:p>02034 410 700</text:p>
          </table:table-cell>
          <table:table-cell table:style-name="ce14" office:value-type="string" calcext:value-type="string">
            <text:p>Aragon House, University Way,Cranfield, BedfordMK43 0EQ 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tenpin.co.uk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Kentish Town City Farm </text:p>
          </table:table-cell>
          <table:table-cell table:style-name="ce20" office:value-type="string" calcext:value-type="string">
            <text:p>020 7916 5421</text:p>
          </table:table-cell>
          <table:table-cell table:style-name="ce20" office:value-type="string" calcext:value-type="string">
            <text:p>1 Cressfield Close,off Grafton Road, London, <text:span text:style-name="T1">NW5 4BN</text:span>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ktcityfarm.org.uk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scape Rooms</text:p>
          </table:table-cell>
          <table:table-cell table:style-name="ce20" office:value-type="string" calcext:value-type="string">
            <text:p>44 2074037179 </text:p>
          </table:table-cell>
          <table:table-cell table:style-name="ce20" office:value-type="string" calcext:value-type="string">
            <text:p>R/O 134 Tooley Street, London, SE1 2TU, United Kingdom</text:p>
          </table:table-cell>
          <table:table-cell table:style-name="ce20" office:value-type="string" calcext:value-type="string">
            <text:p>info@escaperooms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info@escaperooms.co.uk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mpire Casino</text:p>
          </table:table-cell>
          <table:table-cell table:style-name="ce20" office:value-type="string" calcext:value-type="string">
            <text:p>020 3642 5732</text:p>
          </table:table-cell>
          <table:table-cell table:style-name="ce20" office:value-type="string" calcext:value-type="string">
            <text:p>5-6 Leicester Square, London WC2H 7NA, United Kingdom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thecasinolsq.com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thepalmbeach</text:p>
          </table:table-cell>
          <table:table-cell table:style-name="ce20" office:value-type="string" calcext:value-type="string">
            <text:p>(0) 207 493 6585</text:p>
          </table:table-cell>
          <table:table-cell table:style-name="ce20" office:value-type="string" calcext:value-type="string">
            <text:p>30 Berkeley Street,Mayfair,London,W1J 8EH</text:p>
          </table:table-cell>
          <table:table-cell table:style-name="ce20" office:value-type="string" calcext:value-type="string">
            <text:p> <text:a xlink:href="mailto:ymodi@gentingcasinos.co.uk" xlink:type="simple">ymodi@gentingcasino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thepalmbeach.co.uk/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thorpepark</text:p>
          </table:table-cell>
          <table:table-cell table:style-name="ce20" office:value-type="string" calcext:value-type="string">
            <text:p>0871 663 1673*</text:p>
          </table:table-cell>
          <table:table-cell table:style-name="ce20" office:value-type="string" calcext:value-type="string">
            <text:p>Cunningham Lindsey, Oakleigh House, Park Place, Cardiff, CF10 3DQ</text:p>
          </table:table-cell>
          <table:table-cell table:style-name="ce20" office:value-type="string" calcext:value-type="string">
            <text:p><text:a xlink:href="mailto:enquiries@thorpe-park.co.uk" xlink:type="simple">enquiries@thorpe-park.co.uk</text:a> 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thorpepark.com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Rowans Leisure</text:p>
          </table:table-cell>
          <table:table-cell table:style-name="ce20" office:value-type="string" calcext:value-type="string">
            <text:p>020 8800 1950</text:p>
          </table:table-cell>
          <table:table-cell table:style-name="ce20" office:value-type="string" calcext:value-type="string">
            <text:p>10 Stroud Green Road,Finsbury Park,London N4 2DF</text:p>
          </table:table-cell>
          <table:table-cell table:style-name="ce20" office:value-type="string" calcext:value-type="string">
            <text:p><text:a xlink:href="mailto:info@rowans.co.uk" xlink:type="simple">info@rowan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rowans.co.uk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NAMCO UK Ltd.</text:p>
          </table:table-cell>
          <table:table-cell table:style-name="ce20" office:value-type="string" calcext:value-type="string">
            <text:p><text:a xlink:href="tel:+442083246150" xlink:type="simple">+44 (0) 20 8324 6150</text:a></text:p>
          </table:table-cell>
          <table:table-cell table:style-name="ce20" office:value-type="string" calcext:value-type="string">
            <text:p>37-39 Kew Foot Road,Richmond, London,TW9 2SS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namcofunscape.com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South Kensington Books</text:p>
          </table:table-cell>
          <table:table-cell table:style-name="ce24" office:value-type="string" calcext:value-type="string">
            <text:p>0207 589 2916</text:p>
          </table:table-cell>
          <table:table-cell table:style-name="ce24" office:value-type="string" calcext:value-type="string">
            <text:p>22 Thurloe St,London SW7 2LT</text:p>
          </table:table-cell>
          <table:table-cell table:style-name="ce24" office:value-type="string" calcext:value-type="string">
            <text:p>southkensingtonbookshop@hotmail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kensingtonbooks.co.uk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The Broadway Bookshop</text:p>
          </table:table-cell>
          <table:table-cell table:style-name="ce20" office:value-type="string" calcext:value-type="string">
            <text:p>020 7241 1626</text:p>
          </table:table-cell>
          <table:table-cell table:style-name="ce20" office:value-type="string" calcext:value-type="string">
            <text:p><text:a xlink:href="http://www.broadwaybookshophackney.com/location/" xlink:type="simple">6 Broadway Market</text:a>,Hackney,London E8 4QJ</text:p>
          </table:table-cell>
          <table:table-cell table:style-name="ce20" office:value-type="string" calcext:value-type="string">
            <text:p><text:a xlink:href="mailto:books@broadwaybookshophackney.com" xlink:type="simple">books@broadwaybookshophackney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broadwaybookshophackney.com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Wunjo Guitars</text:p>
          </table:table-cell>
          <table:table-cell table:style-name="ce20" office:value-type="string" calcext:value-type="string">
            <text:p>+44) 020 7379 0737</text:p>
          </table:table-cell>
          <table:table-cell table:style-name="ce20" office:value-type="string" calcext:value-type="string">
            <text:p>Wunjo Guitars,20 Denmark Street,London,WC2H 8NE, U.K</text:p>
          </table:table-cell>
          <table:table-cell table:style-name="ce20" office:value-type="string" calcext:value-type="string">
            <text:p><text:a xlink:href="mailto:sales@wunjoguitars.com" xlink:type="simple">sales@wunjoguitars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wunjoguitars.com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ounds of the Universe</text:p>
          </table:table-cell>
          <table:table-cell table:style-name="ce20" office:value-type="string" calcext:value-type="string">
            <text:p>020 7734 3430</text:p>
          </table:table-cell>
          <table:table-cell table:style-name="ce20" office:value-type="string" calcext:value-type="string">
            <text:p>7 Broadwick street,Soho, London W1F 0DA</text:p>
          </table:table-cell>
          <table:table-cell table:style-name="ce20" office:value-type="string" calcext:value-type="string">
            <text:p><text:a xlink:href="mailto:info@soundsoftheuniverse.com" xlink:type="simple">info@soundsoftheuniverse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soundsoftheuniverse.com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Clapham Books</text:p>
          </table:table-cell>
          <table:table-cell table:style-name="ce20" office:value-type="string" calcext:value-type="string">
            <text:p>020 7627 2797</text:p>
          </table:table-cell>
          <table:table-cell table:style-name="ce20" office:value-type="string" calcext:value-type="string">
            <text:p>26 The Pavement, Clapham Common, SW4 0JA</text:p>
          </table:table-cell>
          <table:table-cell table:style-name="ce20" office:value-type="string" calcext:value-type="string">
            <text:p>shop@claphambooks.com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claphambooks.com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Sango Air Conditioning &amp; Heating Ltd</text:p>
          </table:table-cell>
          <table:table-cell table:style-name="ce20" office:value-type="string" calcext:value-type="string">
            <text:p>07527 368 822</text:p>
          </table:table-cell>
          <table:table-cell table:style-name="ce20" office:value-type="string" calcext:value-type="string">
            <text:p>59 St Martins LaneLondonWC2N 4JS </text:p>
          </table:table-cell>
          <table:table-cell table:style-name="ce20" office:value-type="string" calcext:value-type="string">
            <text:p><text:a xlink:href="mailto:info@sangoairconditioningheating.co.uk" xlink:type="simple">info@sangoairconditioningheating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sangoairconditioningheating.co.uk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://mayesheating.co.uk/" xlink:type="simple">Mayes Heating Commercial Gas &amp; Heating Engineers</text:a></text:p>
          </table:table-cell>
          <table:table-cell table:style-name="ce20" office:value-type="string" calcext:value-type="string">
            <text:p>020 8309 8315 </text:p>
          </table:table-cell>
          <table:table-cell table:style-name="ce2" office:value-type="string" calcext:value-type="string">
            <text:p>-----------------------</text:p>
          </table:table-cell>
          <table:table-cell table:style-name="ce20" office:value-type="string" calcext:value-type="string">
            <text:p>sales@mayesheating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mayesheating.co.uk/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thermacoolservices</text:p>
          </table:table-cell>
          <table:table-cell table:style-name="ce20" office:value-type="string" calcext:value-type="string">
            <text:p>0207 738 8666</text:p>
          </table:table-cell>
          <table:table-cell table:style-name="ce20" office:value-type="string" calcext:value-type="string">
            <text:p>60 Buckingham Gate,London,SW1E 6AJ </text:p>
          </table:table-cell>
          <table:table-cell table:style-name="ce20" office:value-type="string" calcext:value-type="string">
            <text:p><text:a xlink:href="mailto:info@thermacoolservices.co.uk" xlink:type="simple">info@thermacoolservice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thermacoolservices.co.uk/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Air Conditioning &amp; Heating Ltd</text:p>
          </table:table-cell>
          <table:table-cell table:style-name="ce20" office:value-type="string" calcext:value-type="string">
            <text:p>0208 681 6791</text:p>
          </table:table-cell>
          <table:table-cell table:style-name="ce20" office:value-type="string" calcext:value-type="string">
            <text:p>131a Waddon Park Avenue,Croydon, Surrey ,CR0 4LX 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aura-aircon.com/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Kolmar Ltd</text:p>
          </table:table-cell>
          <table:table-cell table:style-name="ce20" office:value-type="string" calcext:value-type="string">
            <text:p>020 8463 0953</text:p>
          </table:table-cell>
          <table:table-cell table:style-name="ce20" office:value-type="string" calcext:value-type="string">
            <text:p>Unit 4,Southbrook Mews,Lee,London SE12 8LG 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http://www.kolmarltd.com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Cordell Engineering Ltd</text:p>
          </table:table-cell>
          <table:table-cell table:style-name="ce20" office:value-type="string" calcext:value-type="string">
            <text:p>0800 859 5305</text:p>
          </table:table-cell>
          <table:table-cell table:style-name="ce20" office:value-type="string" calcext:value-type="string">
            <text:p>148 Stanley Road, Teddington, Middlesex, TW11 8UA</text:p>
          </table:table-cell>
          <table:table-cell table:style-name="ce20" office:value-type="string" calcext:value-type="string">
            <text:p><text:a xlink:href="mailto:hello@cooling.co.uk" xlink:type="simple">hello@cooling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cooling.co.uk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<text:a xlink:href="http://perfectairlimited.co.uk/" xlink:type="simple">Perfect Air Limited</text:a></text:p>
          </table:table-cell>
          <table:table-cell table:style-name="ce20" office:value-type="float" office:value="7837885661" calcext:value-type="float">
            <text:p>7837885661</text:p>
          </table:table-cell>
          <table:table-cell table:style-name="ce20" office:value-type="string" calcext:value-type="string">
            <text:p>410 London Road,London, Mitcham, CR4 4EB 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perfectairlimited.co.uk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GW Air Conditioning Ltd </text:p>
          </table:table-cell>
          <table:table-cell table:style-name="ce20" office:value-type="string" calcext:value-type="string">
            <text:p>020 8686 6226</text:p>
          </table:table-cell>
          <table:table-cell table:style-name="ce20" office:value-type="string" calcext:value-type="string">
            <text:p>36 Lodge Avenue, Croydon, Surrey, CR0 4JZ 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www.gwac.co.uk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Pimlico Plumbers Ltd,</text:p>
          </table:table-cell>
          <table:table-cell table:style-name="ce20" office:value-type="string" calcext:value-type="string">
            <text:p><text:a xlink:href="tel:02079288888" xlink:type="simple">020 7928 8888</text:a></text:p>
          </table:table-cell>
          <table:table-cell table:style-name="ce20" office:value-type="string" calcext:value-type="string">
            <text:p>Pimlico House, 1 Sail Street, London, SE11 6NQ</text:p>
          </table:table-cell>
          <table:table-cell table:style-name="ce20" office:value-type="string" calcext:value-type="string">
            <text:p><text:a xlink:href="mailto:enquiries@pimlicoplumbers.com" xlink:type="simple">enquiries@pimlicoplumbers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pimlicoplumbers.com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rystal Sigma Ltd</text:p>
          </table:table-cell>
          <table:table-cell table:style-name="ce20" office:value-type="string" calcext:value-type="string">
            <text:p>020 7183 0130</text:p>
          </table:table-cell>
          <table:table-cell table:style-name="ce20" office:value-type="string" calcext:value-type="string">
            <text:p>655 - 657 North Circular Road,London,UK NW2 7AY</text:p>
          </table:table-cell>
          <table:table-cell table:style-name="ce20" office:value-type="string" calcext:value-type="string">
            <text:p><text:a xlink:href="mailto:sales@crystalsigma.com" xlink:type="simple">sales@crystalsigma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crystalsigma.com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Inter Heating Ltd.</text:p>
          </table:table-cell>
          <table:table-cell table:style-name="ce20" office:value-type="string" calcext:value-type="string">
            <text:p>020 8675 4456</text:p>
          </table:table-cell>
          <table:table-cell table:style-name="ce20" office:value-type="string" calcext:value-type="string">
            <text:p>37 Crescent Way,London,SW16 3AL</text:p>
          </table:table-cell>
          <table:table-cell table:style-name="ce20" office:value-type="string" calcext:value-type="string">
            <text:p><text:a xlink:href="mailto:info@interheating.co.uk" xlink:type="simple">info@interheating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interheating.co.uk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acsolutions</text:p>
          </table:table-cell>
          <table:table-cell table:style-name="ce20" office:value-type="string" calcext:value-type="string">
            <text:p>0208 207 6969</text:p>
          </table:table-cell>
          <table:table-cell table:style-name="ce20" office:value-type="string" calcext:value-type="string">
            <text:p>Suite 33, 10, Barley Mow Passage,London W4 4PH </text:p>
          </table:table-cell>
          <table:table-cell table:style-name="ce14" office:value-type="string" calcext:value-type="string">
            <text:p><text:a xlink:href="mailto:sales@acsolutions" xlink:type="simple">sales@acsolutions</text:a>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acsolutions.co.uk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Simply Air Conditioning London</text:p>
          </table:table-cell>
          <table:table-cell table:style-name="ce20" office:value-type="string" calcext:value-type="string">
            <text:p>020 7870 2333</text:p>
          </table:table-cell>
          <table:table-cell table:style-name="ce20" office:value-type="string" calcext:value-type="string">
            <text:p>315 High Road Chiswick, , London W4 4HH 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s://simplyairconditioninglondon.co.uk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West London Security Ltd. </text:p>
          </table:table-cell>
          <table:table-cell table:style-name="ce20" office:value-type="string" calcext:value-type="string">
            <text:p><text:a xlink:href="tel:+442086764300" xlink:type="simple">+44 (0) 20 8676 4300</text:a>  </text:p>
          </table:table-cell>
          <table:table-cell table:style-name="ce20" office:value-type="string" calcext:value-type="string">
            <text:p>22–36 Paxton Place,London, SE27 9SS </text:p>
          </table:table-cell>
          <table:table-cell table:style-name="ce20" office:value-type="string" calcext:value-type="string">
            <text:p><text:a xlink:href="mailto:info@westlondonsecurity.com" xlink:type="simple">info@westlondonsecurity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westlondonsecurity.com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MRFS Group</text:p>
          </table:table-cell>
          <table:table-cell table:style-name="ce20" office:value-type="string" calcext:value-type="string">
            <text:p>020 8547 4333</text:p>
          </table:table-cell>
          <table:table-cell table:style-name="ce20" office:value-type="string" calcext:value-type="string">
            <text:p>Elm Crescent, 8 Canbury Business Park, Kingston upon Thames KT2 6HJ</text:p>
          </table:table-cell>
          <table:table-cell table:style-name="ce20" office:value-type="string" calcext:value-type="string">
            <text:p><text:a xlink:href="mailto:sales@mrfsgroup.com" xlink:type="simple">sales@mrfsgroup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mrfsgroup.com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Anytime Locksmiths</text:p>
          </table:table-cell>
          <table:table-cell table:style-name="ce20" office:value-type="string" calcext:value-type="string">
            <text:p>020 7096 0563</text:p>
          </table:table-cell>
          <table:table-cell table:style-name="ce20" office:value-type="string" calcext:value-type="string">
            <text:p>Hargrave Rd, London Borough of Islington, London N19 5SH</text:p>
          </table:table-cell>
          <table:table-cell table:style-name="ce20" office:value-type="string" calcext:value-type="string">
            <text:p><text:a xlink:href="http://www.LocksmithIslington.Com/" xlink:type="simple">www.LocksmithIslington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locksmithislington.com/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Aegis Alarms</text:p>
          </table:table-cell>
          <table:table-cell table:style-name="ce20" office:value-type="string" calcext:value-type="string">
            <text:p>01442 879 633</text:p>
          </table:table-cell>
          <table:table-cell table:style-name="ce20" office:value-type="string" calcext:value-type="string">
            <text:p>20 Thornsett Road,London,SW18 4EF</text:p>
          </table:table-cell>
          <table:table-cell table:style-name="ce20" office:value-type="string" calcext:value-type="string">
            <text:p>sales@aegisalarms.com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aegisalarms.co.uk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HESTON APEX SECURITY</text:p>
          </table:table-cell>
          <table:table-cell table:style-name="ce20" office:value-type="string" calcext:value-type="string">
            <text:p><text:a xlink:href="tel:01483604169" xlink:type="simple">01483 604 169</text:a></text:p>
          </table:table-cell>
          <table:table-cell table:style-name="ce20" office:value-type="string" calcext:value-type="string">
            <text:p>3 The Parade,Burden Way, Guildford, Surrey,<text:a xlink:href="https://www.google.co.uk/maps/place/Heston+Apex/@51.3696253,-0.5238149,11z/data=%214m5%211m2%212m1%211sheston+apex%213m1%211s0x0000000000000000:0xbdeac262fb6a4531" xlink:type="simple">GU2 9PB</text:a></text:p>
          </table:table-cell>
          <table:table-cell table:style-name="ce20" office:value-type="string" calcext:value-type="string">
            <text:p><text:a xlink:href="mailto:info@hestonapexltd.co.uk" xlink:type="simple">info@hestonapexltd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hestonapexltd.co.uk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Eagle Security Solutions Limited</text:p>
          </table:table-cell>
          <table:table-cell table:style-name="ce20" office:value-type="string" calcext:value-type="string">
            <text:p>+44 (020) 8853 0580</text:p>
          </table:table-cell>
          <table:table-cell table:style-name="ce20" office:value-type="string" calcext:value-type="string">
            <text:p>78 York Street,London,W1H 1DP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eaglesecuritysolutions.co.uk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AAI Security Systems</text:p>
          </table:table-cell>
          <table:table-cell table:style-name="ce20" office:value-type="string" calcext:value-type="string">
            <text:p><text:a xlink:href="tel:02031310834" xlink:type="simple">020 3131 0834</text:a></text:p>
          </table:table-cell>
          <table:table-cell table:style-name="ce20" office:value-type="string" calcext:value-type="string">
            <text:p>Security House,Stirling Industrial Estate,Borehamwood,Hertfordshire,WD6 2BT</text:p>
          </table:table-cell>
          <table:table-cell table:style-name="ce20" office:value-type="string" calcext:value-type="string">
            <text:p><text:a xlink:href="mailto:info@aaisecurity.co.uk" xlink:type="simple">info@aaisecurity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aaisecurity.co.uk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City Fire Protection</text:p>
          </table:table-cell>
          <table:table-cell table:style-name="ce20" office:value-type="string" calcext:value-type="string">
            <text:p>020 3553 9688</text:p>
          </table:table-cell>
          <table:table-cell table:style-name="ce20" office:value-type="string" calcext:value-type="string">
            <text:p>172a Selsdon Road,South Croydon,Surrey,CR2 6PJ</text:p>
          </table:table-cell>
          <table:table-cell table:style-name="ce20" office:value-type="string" calcext:value-type="string">
            <text:p><text:a xlink:href="mailto:admin@cityfire.co.uk" xlink:type="simple">admin@cityfire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cityfire.co.uk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Barry Bros Security</text:p>
          </table:table-cell>
          <table:table-cell table:style-name="ce20" office:value-type="string" calcext:value-type="string">
            <text:p>020 3733 7836</text:p>
          </table:table-cell>
          <table:table-cell table:style-name="ce20" office:value-type="string" calcext:value-type="string">
            <text:p>121-123 Praed Street ,Paddington, London ,</text:p>
          </table:table-cell>
          <table:table-cell table:style-name="ce20" office:value-type="string" calcext:value-type="string">
            <text:p><text:a xlink:href="mailto:info@barrybros.com" xlink:type="simple">info@barrybros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barrybros.com</text:p>
          </table:table-cell>
          <table:table-cell/>
        </table:table-row>
        <table:table-row table:style-name="ro2">
          <table:table-cell table:number-columns-repeated="4"/>
          <table:table-cell table:style-name="ce4"/>
          <table:table-cell table:style-name="ce2" table:number-columns-repeated="2"/>
          <table:table-cell table:number-columns-repeated="2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PANY NAME 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EO/CTO NAME 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WEBSI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IONA CAMPBELL DESIGN</text:p>
          </table:table-cell>
          <table:table-cell table:style-name="ce4" office:value-type="string" calcext:value-type="string">
            <text:p>020 7731 3681</text:p>
          </table:table-cell>
          <table:table-cell table:style-name="ce4" office:value-type="string" calcext:value-type="string">
            <text:p>259 New Kings Road,London,SW6 4RB</text:p>
          </table:table-cell>
          <table:table-cell table:style-name="ce4" office:value-type="string" calcext:value-type="string">
            <text:p><text:a xlink:href="mailto:info@fionacampbelldesign.co.uk" xlink:type="simple">info@fionacampbelldesign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<text:a xlink:href="mailto:info@fionacampbelldesign.co.uk" xlink:type="simple">info@fionacampbelldesign.co.uk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APITAL INTERIORS LTD </text:p>
          </table:table-cell>
          <table:table-cell table:style-name="ce4" office:value-type="string" calcext:value-type="string">
            <text:p><text:a xlink:href="tel:+442078286339" xlink:type="simple">+44 (0)207 828 6339</text:a></text:p>
          </table:table-cell>
          <table:table-cell table:style-name="ce29" office:value-type="string" calcext:value-type="string">
            <text:p>46 Rochester Row,London, SW1P 1JU</text:p>
          </table:table-cell>
          <table:table-cell office:value-type="string" calcext:value-type="string">
            <text:p><text:s/>info@capitalinteriors.co.uk 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capitalinteriors.co.uk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XANADU INTERIORS</text:p>
          </table:table-cell>
          <table:table-cell table:style-name="ce4" office:value-type="string" calcext:value-type="string">
            <text:p>+44 (0)20 7435 8500</text:p>
          </table:table-cell>
          <table:table-cell table:style-name="ce4" office:value-type="string" calcext:value-type="string">
            <text:p>98 Belsize Ln, London NW3 5BB, UK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xanaduinteriors.com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HOUSE COUTURIER LIMITED</text:p>
          </table:table-cell>
          <table:table-cell table:style-name="ce4" office:value-type="string" calcext:value-type="string">
            <text:p>44 (0)20 7371 9255</text:p>
          </table:table-cell>
          <table:table-cell table:style-name="ce4" office:value-type="string" calcext:value-type="string">
            <text:p>285 New Kings Road,London SW6 4RD</text:p>
          </table:table-cell>
          <table:table-cell table:style-name="ce33" office:value-type="string" calcext:value-type="string">
            <text:p><text:a xlink:href="mailto:info@housecouturier.eu" xlink:type="simple">info@housecouturier.eu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housecouturier.eu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HOMECONCEPTS</text:p>
          </table:table-cell>
          <table:table-cell table:style-name="ce14" office:value-type="string" calcext:value-type="string">
            <text:p>020 7096 1084</text:p>
          </table:table-cell>
          <table:table-cell table:style-name="ce4" office:value-type="string" calcext:value-type="string">
            <text:p>58-60 Kensington,Church Street,London,W8 4DB</text:p>
          </table:table-cell>
          <table:table-cell table:style-name="ce4" office:value-type="string" calcext:value-type="string">
            <text:p><text:a xlink:href="mailto:%20info@homeconcepts.co.uk" xlink:type="simple">info@homeconcept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cepts.co.u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KIADESIGNS</text:p>
          </table:table-cell>
          <table:table-cell table:style-name="ce19" office:value-type="string" calcext:value-type="string">
            <text:p><text:a xlink:href="tel:+447912138822" xlink:type="simple">+447912138822</text:a>,</text:p>
          </table:table-cell>
          <table:table-cell table:style-name="ce4" office:value-type="string" calcext:value-type="string">
            <text:p>1 Primrose St, London EC2A 2EX</text:p>
          </table:table-cell>
          <table:table-cell table:style-name="ce4" office:value-type="string" calcext:value-type="string">
            <text:p><text:a xlink:href="mailto:kia@kiadesigns.co.uk" xlink:type="simple">kia@kiadesign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kiadesigns.co.uk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INTERNIDESIGN</text:p>
          </table:table-cell>
          <table:table-cell table:style-name="ce4" office:value-type="string" calcext:value-type="string">
            <text:p>+44 (0)7930 374 191</text:p>
          </table:table-cell>
          <table:table-cell table:style-name="ce4" office:value-type="string" calcext:value-type="string">
            <text:p>98 Victoria Road,London , NW10 6NB</text:p>
          </table:table-cell>
          <table:table-cell table:style-name="ce4" office:value-type="string" calcext:value-type="string">
            <text:p><text:a xlink:href="mailto:enquiries@internidesign.co.uk" xlink:type="simple">enquiries@internidesign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internidesign.co.uk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NATURAL PLASTERING</text:p>
          </table:table-cell>
          <table:table-cell table:style-name="ce4" office:value-type="string" calcext:value-type="string">
            <text:p><text:a xlink:href="tel:07877378344" xlink:type="simple">07877 378 344</text:a></text:p>
          </table:table-cell>
          <table:table-cell table:style-name="ce4" office:value-type="string" calcext:value-type="string">
            <text:p>58 Dunston Road ,London, SW11 5YA</text:p>
          </table:table-cell>
          <table:table-cell table:style-name="ce4" office:value-type="string" calcext:value-type="string">
            <text:p><text:a xlink:href="mailto:%20info@naturalplastering.co.uk" xlink:type="simple">info@naturalplastering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naturalplastering.co.uk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LARAFRANCISDESIGN</text:p>
          </table:table-cell>
          <table:table-cell table:style-name="ce4" office:value-type="string" calcext:value-type="string">
            <text:p>0203 239 7732</text:p>
          </table:table-cell>
          <table:table-cell table:style-name="ce30" office:value-type="string" calcext:value-type="string">
            <text:p>-----------------------</text:p>
          </table:table-cell>
          <table:table-cell table:style-name="ce4" office:value-type="string" calcext:value-type="string">
            <text:p><text:a xlink:href="mailto:info@larafrancisdesign.com" xlink:type="simple">info@larafrancisdesign.com</text:a> 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larafrancisdesign.com/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GENEVIEVE HURLEY INTERIORS LTD</text:p>
          </table:table-cell>
          <table:table-cell table:style-name="ce4" office:value-type="string" calcext:value-type="string">
            <text:p>020 8785 6739</text:p>
          </table:table-cell>
          <table:table-cell table:style-name="ce29" office:value-type="string" calcext:value-type="string">
            <text:p>Unit 11,Princeton Court,Putney,London,SW15 1AZ</text:p>
          </table:table-cell>
          <table:table-cell table:style-name="ce4" office:value-type="string" calcext:value-type="string">
            <text:p><text:a xlink:href="mailto:gen@genevievehurleyinteriors.co.uk" xlink:type="simple">gen@genevievehurleyinterior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genevievehurleyinteriors.co.uk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FLEXIBLECONTRACTORS</text:p>
          </table:table-cell>
          <table:table-cell table:style-name="ce4" office:value-type="string" calcext:value-type="string">
            <text:p><text:a xlink:href="tel:02087803421" xlink:type="simple">020 8780 3421</text:a></text:p>
          </table:table-cell>
          <table:table-cell table:style-name="ce4" office:value-type="string" calcext:value-type="string">
            <text:p>7 Horndean Close, Putney, London, SW15 4BE</text:p>
          </table:table-cell>
          <table:table-cell table:style-name="ce4" office:value-type="string" calcext:value-type="string">
            <text:p><text:a xlink:href="mailto:info@flexiblecontractors.com" xlink:type="simple">info@flexiblecontractors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flexiblecontractors.com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MIA KARLSSON INTERIOR DESIGN</text:p>
          </table:table-cell>
          <table:table-cell table:style-name="ce4" office:value-type="string" calcext:value-type="string">
            <text:p>+44 (0)20 7209 1615</text:p>
          </table:table-cell>
          <table:table-cell table:style-name="ce4" office:value-type="string" calcext:value-type="string">
            <text:p>Design Studio, 11 Pond Square, Highgate, London N6 6BA</text:p>
          </table:table-cell>
          <table:table-cell table:style-name="ce4" office:value-type="string" calcext:value-type="string">
            <text:p><text:a xlink:href="mailto:info@miakarlsson.co.uk" xlink:type="simple">info@miakarlsson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miakarlsson.co.uk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<text:a xlink:href="http://www.westylehomes.com/" xlink:type="simple">We Style Homes.</text:a></text:p>
          </table:table-cell>
          <table:table-cell table:style-name="ce4" office:value-type="string" calcext:value-type="string">
            <text:p>0208 505 7129</text:p>
          </table:table-cell>
          <table:table-cell table:style-name="ce29" office:value-type="string" calcext:value-type="string">
            <text:p>15 Sunset Avenue,Woodford Green,London IG8 0TH </text:p>
          </table:table-cell>
          <table:table-cell table:style-name="ce4" office:value-type="string" calcext:value-type="string">
            <text:p>Interiors@westylehomes.com 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Interiors@westylehomes.com </text:p>
          </table:table-cell>
          <table:table-cell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6" office:value-type="string" calcext:value-type="string">
            <text:p>LONDONDECO</text:p>
          </table:table-cell>
          <table:table-cell table:style-name="ce4" office:value-type="string" calcext:value-type="string">
            <text:p>020 7502 7476</text:p>
          </table:table-cell>
          <table:table-cell table:style-name="ce29" office:value-type="string" calcext:value-type="string">
            <text:p>39 Church Crescent,Muswell Hill,London,N10 3NA</text:p>
          </table:table-cell>
          <table:table-cell table:style-name="ce4" office:value-type="string" calcext:value-type="string">
            <text:p>info@londondeco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37" office:value-type="string" calcext:value-type="string">
            <text:p>http://www.londondeco.co.uk</text:p>
          </table:table-cell>
          <table:table-cell table:style-name="ce3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YAMSTUDIOS</text:p>
          </table:table-cell>
          <table:table-cell table:style-name="ce4" office:value-type="string" calcext:value-type="string">
            <text:p><text:a xlink:href="tel:+442030052390" xlink:type="simple">0203 0052 390</text:a></text:p>
          </table:table-cell>
          <table:table-cell table:style-name="ce4" office:value-type="string" calcext:value-type="string">
            <text:p>9 Club Row, London E1 6JX</text:p>
          </table:table-cell>
          <table:table-cell table:style-name="ce4" office:value-type="string" calcext:value-type="string">
            <text:p><text:a xlink:href="mailto:hi@yam.st" xlink:type="simple">hi@yam.st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s://www.yamstudios.com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INTERIOR DESIGN BY DARIA LTD </text:p>
          </table:table-cell>
          <table:table-cell table:style-name="ce4" office:value-type="string" calcext:value-type="string">
            <text:p>02036  332680</text:p>
          </table:table-cell>
          <table:table-cell table:style-name="ce4" office:value-type="string" calcext:value-type="string">
            <text:p>39 Fairfax Road,Hampstead,NW6 4EL, London</text:p>
          </table:table-cell>
          <table:table-cell table:style-name="ce4" office:value-type="string" calcext:value-type="string">
            <text:p>info@idbd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idbd.co.uk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NICOLA HOLDEN DESIGNS</text:p>
          </table:table-cell>
          <table:table-cell table:style-name="ce4" office:value-type="string" calcext:value-type="string">
            <text:p>+44 (0)7703 568004</text:p>
          </table:table-cell>
          <table:table-cell table:style-name="ce4" office:value-type="string" calcext:value-type="string">
            <text:p>13 Edgington Road,London SW16 5BS</text:p>
          </table:table-cell>
          <table:table-cell table:style-name="ce4" office:value-type="string" calcext:value-type="string">
            <text:p><text:a xlink:href="mailto:info@nicolaholdendesigns.co.uk" xlink:type="simple">info@nicolaholdendesign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nicolaholdendesigns.co.uk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MAGNET GROUP</text:p>
          </table:table-cell>
          <table:table-cell table:style-name="ce4" office:value-type="string" calcext:value-type="string">
            <text:p>01325 469 441</text:p>
          </table:table-cell>
          <table:table-cell table:style-name="ce4" office:value-type="string" calcext:value-type="string">
            <text:p>Allington Way, Yarm Road Business Park, Darlington, DL1 4XT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http://www.magnet.co.uk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LWK KITCHENS LTD</text:p>
          </table:table-cell>
          <table:table-cell table:style-name="ce4" office:value-type="string" calcext:value-type="string">
            <text:p><text:a xlink:href="tel:02075369266" xlink:type="simple">020 7536 9266</text:a></text:p>
          </table:table-cell>
          <table:table-cell table:style-name="ce30" office:value-type="string" calcext:value-type="string">
            <text:p>-----------------------</text:p>
          </table:table-cell>
          <table:table-cell table:style-name="ce4" office:value-type="string" calcext:value-type="string">
            <text:p><text:a xlink:href="mailto:info@lwk-home.com" xlink:type="simple">info@lwk-home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lwk-home.com/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BATHROOMS AT SOURCE</text:p>
          </table:table-cell>
          <table:table-cell table:style-name="ce4" office:value-type="string" calcext:value-type="string">
            <text:p>0208 870 0066</text:p>
          </table:table-cell>
          <table:table-cell table:style-name="ce4" office:value-type="string" calcext:value-type="string">
            <text:p>128 Garratt Lane,Wandsworth London,SW18 4DJ </text:p>
          </table:table-cell>
          <table:table-cell table:style-name="ce4" office:value-type="string" calcext:value-type="string">
            <text:p><text:a xlink:href="mailto:info@bathroomsatsource.co.uk" xlink:type="simple">info@bathroomsatsource.co.uk</text:a> 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bathroomsatsource.co.uk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<text:a xlink:href="http://www.kdcuk.co.uk/contact-us/" xlink:type="simple"> </text:a> <text:a xlink:href="http://www.kdcuk.co.uk/contact-us/" xlink:type="simple">KDCUK Ltd</text:a></text:p>
          </table:table-cell>
          <table:table-cell table:style-name="ce4" office:value-type="string" calcext:value-type="string">
            <text:p>01992 620 777</text:p>
          </table:table-cell>
          <table:table-cell table:style-name="ce4" office:value-type="string" calcext:value-type="string">
            <text:p>Unit 3, Dacre Industrial Estate, Fieldings Rd, Cheshunt, EN8 9TJ</text:p>
          </table:table-cell>
          <table:table-cell table:style-name="ce4" office:value-type="string" calcext:value-type="string">
            <text:p>enquiries@kdcuk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kdcuk.co.uk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URBAN INTERIOR (LONDON) LTD</text:p>
          </table:table-cell>
          <table:table-cell table:style-name="ce4" office:value-type="string" calcext:value-type="string">
            <text:p>020 7739 4644</text:p>
          </table:table-cell>
          <table:table-cell table:style-name="ce4" office:value-type="string" calcext:value-type="string">
            <text:p>27 - 33 Bethnal Green Road,London E1 6LA</text:p>
          </table:table-cell>
          <table:table-cell table:style-name="ce4" office:value-type="string" calcext:value-type="string">
            <text:p>info@urbaninterior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urbaninterior.co.uk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VOGUE KITCHENS </text:p>
          </table:table-cell>
          <table:table-cell table:style-name="ce4" office:value-type="string" calcext:value-type="string">
            <text:p>020 8997 5400</text:p>
          </table:table-cell>
          <table:table-cell table:style-name="ce4" office:value-type="string" calcext:value-type="string">
            <text:p>10 Argyle Road,Ealing, London, W13 8AB</text:p>
          </table:table-cell>
          <table:table-cell table:style-name="ce4" office:value-type="string" calcext:value-type="string">
            <text:p>info@voguekitchens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voguekitchens.co.uk/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SPACE CUCINA</text:p>
          </table:table-cell>
          <table:table-cell table:style-name="ce18" office:value-type="string" calcext:value-type="string">
            <text:p>020 77240857</text:p>
          </table:table-cell>
          <table:table-cell table:style-name="ce4" office:value-type="string" calcext:value-type="string">
            <text:p>149 Seymour Place,London W1H 4PD, UK</text:p>
          </table:table-cell>
          <table:table-cell table:style-name="ce4" office:value-type="string" calcext:value-type="string">
            <text:p>info@spacecucina.com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spacecucina.com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KITCHEN CITY LTD</text:p>
          </table:table-cell>
          <table:table-cell table:style-name="ce4" office:value-type="string" calcext:value-type="string">
            <text:p>0208 874 6444  </text:p>
          </table:table-cell>
          <table:table-cell table:style-name="ce29" office:value-type="string" calcext:value-type="string">
            <text:p>54-58 Wandsworth High Street,London,SW18 4LD</text:p>
          </table:table-cell>
          <table:table-cell table:style-name="ce4" office:value-type="string" calcext:value-type="string">
            <text:p>enquiries@kitchencityltd.com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www.kitchenssouthlondon.com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CKW LONDON</text:p>
          </table:table-cell>
          <table:table-cell table:style-name="ce19" office:value-type="string" calcext:value-type="string">
            <text:p>020 3302 5238 </text:p>
          </table:table-cell>
          <table:table-cell table:style-name="ce4" office:value-type="string" calcext:value-type="string">
            <text:p>61 Lilford Road, Unit GF2, London, SE5 9DU.</text:p>
          </table:table-cell>
          <table:table-cell table:style-name="ce4" office:value-type="string" calcext:value-type="string">
            <text:p><text:a xlink:href="mailto:info@ckwlondon.co.uk" xlink:type="simple">info@ckwlondon.co.uk</text:a>.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ckwlondon.co.uk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SLINGSHOT GLOBAL LTD</text:p>
          </table:table-cell>
          <table:table-cell table:style-name="ce4" office:value-type="string" calcext:value-type="string">
            <text:p><text:a xlink:href="tel:0203%20441%209292" xlink:type="simple">0203 441 9292</text:a></text:p>
          </table:table-cell>
          <table:table-cell table:style-name="ce4" office:value-type="string" calcext:value-type="string">
            <text:p>715 North Circular Road, London, NW2 7AH</text:p>
          </table:table-cell>
          <table:table-cell table:style-name="ce4" office:value-type="string" calcext:value-type="string">
            <text:p><text:a xlink:href="mailto:info@run10.com" xlink:type="simple">info@run10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run10.com/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PANTHER SERVICES LTD</text:p>
          </table:table-cell>
          <table:table-cell table:style-name="ce20" office:value-type="float" office:value="2030443045" calcext:value-type="float">
            <text:p>2030443045</text:p>
          </table:table-cell>
          <table:table-cell table:style-name="ce29" office:value-type="string" calcext:value-type="string">
            <text:p>6A,Havelock Road,London,SW19 8HD</text:p>
          </table:table-cell>
          <table:table-cell table:style-name="ce4" office:value-type="string" calcext:value-type="string">
            <text:p>office@panther-services-ltd.co.uk 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panther-services-ltd.co.uk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HARVEY JONES KITCHENS</text:p>
          </table:table-cell>
          <table:table-cell table:style-name="ce4" office:value-type="string" calcext:value-type="string">
            <text:p>0800 389 6938. </text:p>
          </table:table-cell>
          <table:table-cell table:style-name="ce29" office:value-type="string" calcext:value-type="string">
            <text:p>24a Marshalsea Road,London,SE1 1HF</text:p>
          </table:table-cell>
          <table:table-cell table:style-name="ce4" office:value-type="string" calcext:value-type="string">
            <text:p><text:a xlink:href="mailto:info@harveyjones.com" xlink:type="simple">info@harveyjones.com</text:a>  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harveyjones.com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BRITANNIA RYANS MOVE INTERNATIONAL</text:p>
          </table:table-cell>
          <table:table-cell table:style-name="ce4" office:value-type="string" calcext:value-type="string">
            <text:p>0208 803 5151</text:p>
          </table:table-cell>
          <table:table-cell table:style-name="ce29" office:value-type="string" calcext:value-type="string">
            <text:p>1 Orbital Business Park,Argon Road,,London,N18 3BW</text:p>
          </table:table-cell>
          <table:table-cell table:style-name="ce4" office:value-type="string" calcext:value-type="string">
            <text:p><text:a xlink:href="mailto:britannia@ryansmove.co.uk" xlink:type="simple">britannia@ryansmove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ryansmove.co.uk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On Time Aerials &amp; Satellites</text:p>
          </table:table-cell>
          <table:table-cell table:style-name="ce4" office:value-type="string" calcext:value-type="string">
            <text:p>0207 870 5796</text:p>
          </table:table-cell>
          <table:table-cell table:style-name="ce4" office:value-type="string" calcext:value-type="string">
            <text:p>Unit 38,101 Clapham High Street,London,SW4 7TB 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ontimeaerialsandsatellites.com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Ward Aerials</text:p>
          </table:table-cell>
          <table:table-cell table:style-name="ce4" office:value-type="string" calcext:value-type="string">
            <text:p>020 8368 0077</text:p>
          </table:table-cell>
          <table:table-cell office:value-type="string" calcext:value-type="string">
            <text:p>181 Woodhouse Road,Friern Barnet,London,N12 9AY</text:p>
          </table:table-cell>
          <table:table-cell table:style-name="ce4" office:value-type="string" calcext:value-type="string">
            <text:p>office@wardaerials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wardaerials.co.uk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Aerial and Satellite Installations Ltd</text:p>
          </table:table-cell>
          <table:table-cell table:style-name="ce5" office:value-type="string" calcext:value-type="string">
            <text:p>0800 011 2910</text:p>
          </table:table-cell>
          <table:table-cell office:value-type="string" calcext:value-type="string">
            <text:p>35 Friars Ave,London,N20 0XG,United Kingdom</text:p>
          </table:table-cell>
          <table:table-cell table:style-name="ce20" office:value-type="string" calcext:value-type="string">
            <text:p><text:a xlink:href="mailto:aerial.satellites@gmail.com" xlink:type="simple">aerial.satellites@gmail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aerialandsatellitesltd.co.uk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TV Aerial Services Company</text:p>
          </table:table-cell>
          <table:table-cell table:style-name="ce4" office:value-type="string" calcext:value-type="string">
            <text:p>0800 313 4642</text:p>
          </table:table-cell>
          <table:table-cell table:style-name="ce4" office:value-type="string" calcext:value-type="string">
            <text:p>65 East Hill. Wandsworth. London. SW18 2QE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activeaerialservices.co.uk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ast London Aerials &amp; Satellites</text:p>
          </table:table-cell>
          <table:table-cell table:style-name="ce4" office:value-type="string" calcext:value-type="string">
            <text:p>020 8226 4596</text:p>
          </table:table-cell>
          <table:table-cell office:value-type="string" calcext:value-type="string">
            <text:p>Communication House,Station Road,London,E4 7BU</text:p>
          </table:table-cell>
          <table:table-cell table:number-columns-repeated="3" table:style-name="ce2" office:value-type="string" calcext:value-type="string">
            <text:p>-----------------------</text:p>
          </table:table-cell>
          <table:table-cell office:value-type="string" calcext:value-type="string">
            <text:p>http://www.eastlondonaerials.co.uk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VNV Live Ltd</text:p>
          </table:table-cell>
          <table:table-cell table:style-name="ce4" office:value-type="string" calcext:value-type="string">
            <text:p>0203 021 1370 </text:p>
          </table:table-cell>
          <table:table-cell office:value-type="string" calcext:value-type="string">
            <text:p>Units 10 and 10A Ashley House,Ashley Road,London, N17 9LZ</text:p>
          </table:table-cell>
          <table:table-cell table:style-name="ce4" office:value-type="string" calcext:value-type="string">
            <text:p> info@vnvlive.co.uk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vnvlive.co.uk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outure Digital</text:p>
          </table:table-cell>
          <table:table-cell table:style-name="ce4" office:value-type="string" calcext:value-type="string">
            <text:p><text:a xlink:href="tel://0800%20195%204825" xlink:type="simple">0800 195 4825</text:a></text:p>
          </table:table-cell>
          <table:table-cell office:value-type="string" calcext:value-type="string">
            <text:p>1 Fore Street,London,EC2Y 9DT</text:p>
          </table:table-cell>
          <table:table-cell table:style-name="ce4" office:value-type="string" calcext:value-type="string">
            <text:p>info@couturedigital.com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couturedigital.com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ediacoms</text:p>
          </table:table-cell>
          <table:table-cell table:style-name="ce4" office:value-type="string" calcext:value-type="string">
            <text:p>020 8524 6882</text:p>
          </table:table-cell>
          <table:table-cell office:value-type="string" calcext:value-type="string">
            <text:p>45 Larkswood Road,Chingford,London,E4 9DS</text:p>
          </table:table-cell>
          <table:table-cell table:style-name="ce4" office:value-type="string" calcext:value-type="string">
            <text:p><text:a xlink:href="mailto:chris@mediacoms.co.uk" xlink:type="simple">chris@mediacoms.co.uk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mediacoms.co.uk/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ADS Satellite and Aerials Ltd</text:p>
          </table:table-cell>
          <table:table-cell table:style-name="ce4" office:value-type="string" calcext:value-type="string">
            <text:p>0808 274 9212</text:p>
          </table:table-cell>
          <table:table-cell office:value-type="string" calcext:value-type="string">
            <text:p>1a Barley Mow Lane,St Albans,,Herts AL4 ORS. </text:p>
          </table:table-cell>
          <table:table-cell table:style-name="ce4" office:value-type="string" calcext:value-type="string">
            <text:p><text:a xlink:href="mailto:info@adsukltd.com?subject=Website%20Enquiry" xlink:type="simple">info@adsukltd.com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table:style-name="ce4" office:value-type="string" calcext:value-type="string">
            <text:p><text:a xlink:href="http://www.adsdigital.co.uk/" xlink:type="simple">http://www.adsdigital.co.uk</text:a>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DC UK Ltd</text:p>
          </table:table-cell>
          <table:table-cell table:style-name="ce4" office:value-type="string" calcext:value-type="string">
            <text:p>0208 298 1111</text:p>
          </table:table-cell>
          <table:table-cell office:value-type="string" calcext:value-type="string">
            <text:p>9 Falconwood Parade, Welling DA16 2PL, United Kingdom</text:p>
          </table:table-cell>
          <table:table-cell table:style-name="ce4" office:value-type="string" calcext:value-type="string">
            <text:p><text:a xlink:href="mailto:info@dcuk.net" xlink:type="simple">info@dcuk.net</text:a></text:p>
          </table:table-cell>
          <table:table-cell table:number-columns-repeated="2" table:style-name="ce2" office:value-type="string" calcext:value-type="string">
            <text:p>-----------------------</text:p>
          </table:table-cell>
          <table:table-cell office:value-type="string" calcext:value-type="string">
            <text:p>http://www.dcukltd.co.uk</text:p>
          </table:table-cell>
          <table:table-cell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COMPANY NAME 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CEO/CTO NAME 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WEBSI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uture Digital Ltd</text:p>
          </table:table-cell>
          <table:table-cell table:style-name="ce4" office:value-type="string" calcext:value-type="string">
            <text:p>0800 195 4825</text:p>
          </table:table-cell>
          <table:table-cell office:value-type="string" calcext:value-type="string">
            <text:p>1 Fore Street,London,EC2Y 9DT</text:p>
          </table:table-cell>
          <table:table-cell table:style-name="ce4" office:value-type="string" calcext:value-type="string">
            <text:p>info@couturedigital.com</text:p>
          </table:table-cell>
          <table:table-cell table:number-columns-repeated="2"/>
          <table:table-cell office:value-type="string" calcext:value-type="string">
            <text:p>http://www.couturedigital.com/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The Hot Tub and Swim Spa Company</text:p>
          </table:table-cell>
          <table:table-cell office:value-type="string" calcext:value-type="string">
            <text:p>0208 300 4003</text:p>
          </table:table-cell>
          <table:table-cell office:value-type="string" calcext:value-type="string">
            <text:p>Ruxley,Manor Garden Centre,Maidstone Road,Sidcup, Kent DA14 5BQ</text:p>
          </table:table-cell>
          <table:table-cell table:style-name="ce4" office:value-type="string" calcext:value-type="string">
            <text:p><text:a xlink:href="mailto:sales@hottub-swimspa.com" xlink:type="simple">sales@hottub-swimspa.com</text:a></text:p>
          </table:table-cell>
          <table:table-cell table:number-columns-repeated="2"/>
          <table:table-cell office:value-type="string" calcext:value-type="string">
            <text:p>http://www.thehottubandswimspacompany.com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Turner Swim </text:p>
          </table:table-cell>
          <table:table-cell table:style-name="ce4" office:value-type="string" calcext:value-type="string">
            <text:p>07592 303641</text:p>
          </table:table-cell>
          <table:table-cell office:value-type="string" calcext:value-type="string">
            <text:p>Le Meridien Hotel Spa,,21 Piccadilly,London,W1J 0BH</text:p>
          </table:table-cell>
          <table:table-cell table:style-name="ce4" office:value-type="string" calcext:value-type="string">
            <text:p><text:a xlink:href="mailto:andrew@turnerswim.co.uk" xlink:type="simple">andrew@turnerswim.co.uk</text:a></text:p>
          </table:table-cell>
          <table:table-cell table:number-columns-repeated="2"/>
          <table:table-cell office:value-type="string" calcext:value-type="string">
            <text:p>http://www.turnerswim.co.uk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ondon Swimming Pool Company </text:p>
          </table:table-cell>
          <table:table-cell table:style-name="ce4" office:value-type="string" calcext:value-type="string">
            <text:p>020 8605 1255</text:p>
          </table:table-cell>
          <table:table-cell office:value-type="string" calcext:value-type="string">
            <text:p>Unit 1,Shannon Commercial Centre,Beverley Way,New Malden,KT3 4PT</text:p>
          </table:table-cell>
          <table:table-cell table:style-name="ce4" office:value-type="string" calcext:value-type="string">
            <text:p><text:a xlink:href="mailto:enquiries@londonswimmingpools.com" xlink:type="simple">enquiries@londonswimmingpools.com</text:a></text:p>
          </table:table-cell>
          <table:table-cell table:number-columns-repeated="2"/>
          <table:table-cell office:value-type="string" calcext:value-type="string">
            <text:p>http://www.londonswimmingpools.com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Gartenart Swimming Pools</text:p>
          </table:table-cell>
          <table:table-cell table:style-name="ce4" office:value-type="string" calcext:value-type="string">
            <text:p>+44(0)20 7183 3333</text:p>
          </table:table-cell>
          <table:table-cell table:style-name="ce4" office:value-type="string" calcext:value-type="string">
            <text:p>Unit 105 Screenworks,22 Highbury Grove,London N5 2EF</text:p>
          </table:table-cell>
          <table:table-cell table:style-name="ce4" office:value-type="string" calcext:value-type="string">
            <text:p><text:a xlink:href="mailto:info@gartenart.co.uk" xlink:type="simple">info@gartenart.co.uk</text:a></text:p>
          </table:table-cell>
          <table:table-cell table:number-columns-repeated="2"/>
          <table:table-cell office:value-type="string" calcext:value-type="string">
            <text:p>http://www.gartenart.co.uk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Pool Filtration Ltd</text:p>
          </table:table-cell>
          <table:table-cell table:style-name="ce4" office:value-type="string" calcext:value-type="string">
            <text:p>0208 669 0657</text:p>
          </table:table-cell>
          <table:table-cell office:value-type="string" calcext:value-type="string">
            <text:p>76 Stafford Road,Wallington,Surrey,SM6 9AY </text:p>
          </table:table-cell>
          <table:table-cell office:value-type="string" calcext:value-type="string">
            <text:p><text:a xlink:href="mailto:poolfiltrationltd@tiscali.co.uk" xlink:type="simple">poolfiltrationltd@tiscali.co.uk</text:a></text:p>
          </table:table-cell>
          <table:table-cell table:number-columns-repeated="2"/>
          <table:table-cell office:value-type="string" calcext:value-type="string">
            <text:p>http://www.poolfiltration.co.uk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JSA Leisure Ltd.</text:p>
          </table:table-cell>
          <table:table-cell table:style-name="ce19" office:value-type="string" calcext:value-type="string">
            <text:p>01959 533532</text:p>
          </table:table-cell>
          <table:table-cell office:value-type="string" calcext:value-type="string">
            <text:p>PO BOX 449Sevenoaks, Kent.TN14 7WE</text:p>
          </table:table-cell>
          <table:table-cell table:style-name="ce4" office:value-type="string" calcext:value-type="string">
            <text:p><text:a xlink:href="mailto:enquiries@jsaleisure.co.uk" xlink:type="simple">enquiries@jsaleisure.co.uk</text:a> </text:p>
          </table:table-cell>
          <table:table-cell table:number-columns-repeated="2"/>
          <table:table-cell office:value-type="string" calcext:value-type="string">
            <text:p>http://www.jsaleisure.co.uk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quaswim Services Ltd</text:p>
          </table:table-cell>
          <table:table-cell table:style-name="ce4" office:value-type="string" calcext:value-type="string">
            <text:p>01923 822123</text:p>
          </table:table-cell>
          <table:table-cell office:value-type="string" calcext:value-type="string">
            <text:p>10 High Street,Northwood.Middlesex,HA6 1BN</text:p>
          </table:table-cell>
          <table:table-cell table:style-name="ce34" office:value-type="string" calcext:value-type="string">
            <text:p><text:a xlink:href="mailto:info@aqua-swim.co.uk" xlink:type="simple">info@aqua-swim.co.uk</text:a></text:p>
          </table:table-cell>
          <table:table-cell table:number-columns-repeated="2"/>
          <table:table-cell office:value-type="string" calcext:value-type="string">
            <text:p>http://www.poolsuppliesandservices.co.uk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World of Pools</text:p>
          </table:table-cell>
          <table:table-cell table:style-name="ce4" office:value-type="string" calcext:value-type="string">
            <text:p>01322 554 870</text:p>
          </table:table-cell>
          <table:table-cell office:value-type="string" calcext:value-type="string">
            <text:p>57 North Cray Road,Sidcup,Kent,DA14 5EU </text:p>
          </table:table-cell>
          <table:table-cell table:number-columns-repeated="3"/>
          <table:table-cell office:value-type="string" calcext:value-type="string">
            <text:p>http://www.worldofpools.com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Voxsan Ltd</text:p>
          </table:table-cell>
          <table:table-cell table:style-name="ce4" office:value-type="string" calcext:value-type="string">
            <text:p>08452 600 555</text:p>
          </table:table-cell>
          <table:table-cell office:value-type="string" calcext:value-type="string">
            <text:p>Keston Garden Centre,Oakley Road , Keston BR2 8HD,United Kingdom</text:p>
          </table:table-cell>
          <table:table-cell table:style-name="ce4" office:value-type="string" calcext:value-type="string">
            <text:p><text:a xlink:href="mailto:info@voxsan.com" xlink:type="simple">info@voxsan.com</text:a></text:p>
          </table:table-cell>
          <table:table-cell table:number-columns-repeated="2"/>
          <table:table-cell office:value-type="string" calcext:value-type="string">
            <text:p>http://www.voxsan.com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Apulia Pools</text:p>
          </table:table-cell>
          <table:table-cell table:style-name="ce4" office:value-type="string" calcext:value-type="string">
            <text:p>020 8504 8331</text:p>
          </table:table-cell>
          <table:table-cell office:value-type="string" calcext:value-type="string">
            <text:p>177 Brackley Square, London, Woodford Green IG8 7LS</text:p>
          </table:table-cell>
          <table:table-cell table:style-name="ce4" office:value-type="string" calcext:value-type="string">
            <text:p>sales@apuliapools.co.uk</text:p>
          </table:table-cell>
          <table:table-cell table:number-columns-repeated="2"/>
          <table:table-cell office:value-type="string" calcext:value-type="string">
            <text:p>http://www.apuliapools.co.uk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Purley Pools </text:p>
          </table:table-cell>
          <table:table-cell table:style-name="ce4" office:value-type="string" calcext:value-type="string">
            <text:p><text:a xlink:href="tel:02086681322" xlink:type="simple">020 8668 1322</text:a></text:p>
          </table:table-cell>
          <table:table-cell office:value-type="string" calcext:value-type="string">
            <text:p>PO Box 132,Station Approach Southside,Purley,Surrey,CR8 2YQ </text:p>
          </table:table-cell>
          <table:table-cell table:style-name="ce4" office:value-type="string" calcext:value-type="string">
            <text:p><text:a xlink:href="mailto:info@purleypools.co.uk" xlink:type="simple">info@purleypools.co.uk</text:a></text:p>
          </table:table-cell>
          <table:table-cell table:number-columns-repeated="2"/>
          <table:table-cell office:value-type="string" calcext:value-type="string">
            <text:p>http://purley-pools.co.uk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London and Kent Construction Limited </text:p>
          </table:table-cell>
          <table:table-cell table:style-name="ce4" office:value-type="string" calcext:value-type="string">
            <text:p>020 8333 0452</text:p>
          </table:table-cell>
          <table:table-cell office:value-type="string" calcext:value-type="string">
            <text:p>275 Eltham High Street,Eltham,London,SE9 1TY</text:p>
          </table:table-cell>
          <table:table-cell table:style-name="ce4" office:value-type="string" calcext:value-type="string">
            <text:p><text:a xlink:href="mailto:info@londonandkent.co.uk" xlink:type="simple">info@londonandkent.co.uk</text:a></text:p>
          </table:table-cell>
          <table:table-cell table:number-columns-repeated="2"/>
          <table:table-cell office:value-type="string" calcext:value-type="string">
            <text:p>http://www.londonandkent.co.uk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he Shutter Shop Ltd</text:p>
          </table:table-cell>
          <table:table-cell table:style-name="ce4" office:value-type="string" calcext:value-type="string">
            <text:p>0207 751 0937</text:p>
          </table:table-cell>
          <table:table-cell office:value-type="string" calcext:value-type="string">
            <text:p>102 Waterford Road, Fulham, London SW6 2HA</text:p>
          </table:table-cell>
          <table:table-cell table:style-name="ce4" office:value-type="string" calcext:value-type="string">
            <text:p><text:a xlink:href="mailto:sales@shuttershop.co.uk" xlink:type="simple">sales@shuttershop.co.uk</text:a></text:p>
          </table:table-cell>
          <table:table-cell table:number-columns-repeated="2"/>
          <table:table-cell office:value-type="string" calcext:value-type="string">
            <text:p>http://shuttershop.co.uk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Sheen Windows </text:p>
          </table:table-cell>
          <table:table-cell table:style-name="ce4" office:value-type="string" calcext:value-type="string">
            <text:p>020 8392 9196</text:p>
          </table:table-cell>
          <table:table-cell office:value-type="string" calcext:value-type="string">
            <text:p>34 Sheen Lane,East Sheen,London,SW14 8LW</text:p>
          </table:table-cell>
          <table:table-cell table:style-name="ce4" office:value-type="string" calcext:value-type="string">
            <text:p><text:a xlink:href="mailto:sheenwindows@btconnect.com" xlink:type="simple">sheenwindows@btconnect.com</text:a></text:p>
          </table:table-cell>
          <table:table-cell table:number-columns-repeated="2"/>
          <table:table-cell office:value-type="string" calcext:value-type="string">
            <text:p>http://www.windowslondon.com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Peerless Windows</text:p>
          </table:table-cell>
          <table:table-cell table:style-name="ce4" office:value-type="string" calcext:value-type="string">
            <text:p>020 8567 6000</text:p>
          </table:table-cell>
          <table:table-cell office:value-type="string" calcext:value-type="string">
            <text:p>129, Northfields Avenue, Heritage Quarter, , Ealing, , W13 9QR, </text:p>
          </table:table-cell>
          <table:table-cell table:style-name="ce4" office:value-type="string" calcext:value-type="string">
            <text:p><text:a xlink:href="mailto:sales@peerlesswindows.co.uk" xlink:type="simple">sales@peerlesswindows.co.uk</text:a></text:p>
          </table:table-cell>
          <table:table-cell table:number-columns-repeated="2"/>
          <table:table-cell office:value-type="string" calcext:value-type="string">
            <text:p>http://www.peerlesswindows.co.uk/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oubleglazing</text:p>
          </table:table-cell>
          <table:table-cell table:style-name="ce4" office:value-type="string" calcext:value-type="string">
            <text:p><text:a xlink:href="tel:+44800004422" xlink:type="simple">0800 00 44 22</text:a></text:p>
          </table:table-cell>
          <table:table-cell/>
          <table:table-cell table:style-name="ce4" office:value-type="string" calcext:value-type="string">
            <text:p><text:a xlink:href="mailto:info@doubleglazing-doc.co.uk" xlink:type="simple">info@doubleglazing-doc.co.uk</text:a></text:p>
          </table:table-cell>
          <table:table-cell table:number-columns-repeated="2"/>
          <table:table-cell office:value-type="string" calcext:value-type="string">
            <text:p>http://www.doubleglazing-doc.co.uk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LockItRight</text:p>
          </table:table-cell>
          <table:table-cell table:style-name="ce4" office:value-type="string" calcext:value-type="string">
            <text:p>0800 169 9199</text:p>
          </table:table-cell>
          <table:table-cell office:value-type="string" calcext:value-type="string">
            <text:p>24 Holborn Viaduct,City Of London,EC1A 2BN</text:p>
          </table:table-cell>
          <table:table-cell table:style-name="ce4" office:value-type="string" calcext:value-type="string">
            <text:p><text:a xlink:href="mailto:quotes@lockitright.co.uk" xlink:type="simple">quotes@lockitright.co.uk</text:a></text:p>
          </table:table-cell>
          <table:table-cell table:number-columns-repeated="2"/>
          <table:table-cell office:value-type="string" calcext:value-type="string">
            <text:p>http://24hrlocksmiths.org.uk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Lyca windows limited</text:p>
          </table:table-cell>
          <table:table-cell table:style-name="ce4" office:value-type="string" calcext:value-type="string">
            <text:p>0208-720-6799</text:p>
          </table:table-cell>
          <table:table-cell office:value-type="string" calcext:value-type="string">
            <text:p>unit # 3 Albion House,470,Church Lane Kingsbury,London NW9 8UA</text:p>
          </table:table-cell>
          <table:table-cell table:style-name="ce4" office:value-type="string" calcext:value-type="string">
            <text:p>Info@lycawindows.co.uk</text:p>
          </table:table-cell>
          <table:table-cell table:number-columns-repeated="2"/>
          <table:table-cell office:value-type="string" calcext:value-type="string">
            <text:p>http://lycawindows.co.uk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window-company</text:p>
          </table:table-cell>
          <table:table-cell table:style-name="ce4" office:value-type="string" calcext:value-type="string">
            <text:p><text:a xlink:href="tel:%20+441753651084" xlink:type="simple">01753 651 084</text:a></text:p>
          </table:table-cell>
          <table:table-cell office:value-type="string" calcext:value-type="string">
            <text:p>Unit13,DuttonsEstate,Bangors Road South,Iver,Buckinghamshire,SL0 0AY</text:p>
          </table:table-cell>
          <table:table-cell table:style-name="ce4" office:value-type="string" calcext:value-type="string">
            <text:p><text:a xlink:href="mailto:info@window-company.co.uk" xlink:type="simple">info@window-company.co.uk</text:a></text:p>
          </table:table-cell>
          <table:table-cell table:number-columns-repeated="2"/>
          <table:table-cell office:value-type="string" calcext:value-type="string">
            <text:p>http://www.window-company.co.uk/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Oakview Window Company</text:p>
          </table:table-cell>
          <table:table-cell table:style-name="ce4" office:value-type="string" calcext:value-type="string">
            <text:p>020 8578 0447</text:p>
          </table:table-cell>
          <table:table-cell office:value-type="string" calcext:value-type="string">
            <text:p>Unit 27 Phoenix Distribution Park,Phoenix Way,Heston, TW5 9NB</text:p>
          </table:table-cell>
          <table:table-cell table:style-name="ce16" office:value-type="string" calcext:value-type="string" table:number-columns-spanned="1" table:number-rows-spanned="2">
            <text:p><text:a xlink:href="mailto:info@oakviewwindowcompany.co.uk" xlink:type="simple">info@oakviewwindowcompany.co.uk</text:a>              <text:a xlink:href="mailto:flynn3939@aol.com" xlink:type="simple">flynn3939@aol.com</text:a></text:p>
          </table:table-cell>
          <table:table-cell table:style-name="ce36"/>
          <table:table-cell/>
          <table:table-cell office:value-type="string" calcext:value-type="string">
            <text:p>http://www.oakviewwindowcompany.co.uk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RUISLIP WINDOWS AND DOORS LIMITED</text:p>
          </table:table-cell>
          <table:table-cell table:style-name="ce4" office:value-type="string" calcext:value-type="string">
            <text:p>(020) 8868 1133</text:p>
          </table:table-cell>
          <table:table-cell office:value-type="string" calcext:value-type="string">
            <text:p>218 FIELD END ROAD,EASTCOTE,MIDDLESEX,HA5 1RD</text:p>
          </table:table-cell>
          <table:covered-table-cell table:style-name="Default"/>
          <table:table-cell table:number-columns-repeated="2"/>
          <table:table-cell office:value-type="string" calcext:value-type="string">
            <text:p>http://www.ruislipwindows.co.uk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doubleglazing</text:p>
          </table:table-cell>
          <table:table-cell office:value-type="string" calcext:value-type="string">
            <text:p>01603 857 597</text:p>
          </table:table-cell>
          <table:table-cell office:value-type="string" calcext:value-type="string">
            <text:p>Suite 1,,Abbey Farm Commercial Park,Norwich,Norfolk NR10 3JU. </text:p>
          </table:table-cell>
          <table:table-cell table:number-columns-repeated="3"/>
          <table:table-cell office:value-type="string" calcext:value-type="string">
            <text:p>http://www.doubleglazing.com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Riverside Shutters</text:p>
          </table:table-cell>
          <table:table-cell table:style-name="ce19" office:value-type="string" calcext:value-type="string">
            <text:p>020 3126 4984.</text:p>
          </table:table-cell>
          <table:table-cell table:style-name="ce4" office:value-type="string" calcext:value-type="string">
            <text:p>67 Victor Road,Teddington,Middlesex,TW11 8SS</text:p>
          </table:table-cell>
          <table:table-cell table:style-name="ce4" office:value-type="string" calcext:value-type="string">
            <text:p><text:a xlink:href="mailto:info@riversideshutters.co.uk" xlink:type="simple">info@riversideshutters.co.uk</text:a></text:p>
          </table:table-cell>
          <table:table-cell table:number-columns-repeated="2"/>
          <table:table-cell office:value-type="string" calcext:value-type="string">
            <text:p>https://www.riversideshutterslondon.co.uk/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Office-Blinds</text:p>
          </table:table-cell>
          <table:table-cell table:style-name="ce4" office:value-type="string" calcext:value-type="string">
            <text:p>020 3393 7270</text:p>
          </table:table-cell>
          <table:table-cell office:value-type="string" calcext:value-type="string">
            <text:p>2nd Floor,145 - 157 St John Street,London,EC1V 4PY</text:p>
          </table:table-cell>
          <table:table-cell table:style-name="ce4" office:value-type="string" calcext:value-type="string">
            <text:p><text:a xlink:href="mailto:info@office-blinds.com" xlink:type="simple">info@office-blinds.com</text:a></text:p>
          </table:table-cell>
          <table:table-cell table:number-columns-repeated="2"/>
          <table:table-cell office:value-type="string" calcext:value-type="string">
            <text:p>http://office-blinds.com/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Richmond Shutters Ltd</text:p>
          </table:table-cell>
          <table:table-cell table:style-name="ce4" office:value-type="string" calcext:value-type="string">
            <text:p>07889 128494.</text:p>
          </table:table-cell>
          <table:table-cell table:style-name="ce4" office:value-type="string" calcext:value-type="string">
            <text:p>Unit 2 Boring Wheel Cottage, Cackle Street, TN22 3DU.</text:p>
          </table:table-cell>
          <table:table-cell office:value-type="string" calcext:value-type="string">
            <text:p><text:a xlink:href="mailto:info@richmondshutter.com" xlink:type="simple">info@richmondshutter.com</text:a></text:p>
          </table:table-cell>
          <table:table-cell table:number-columns-repeated="2"/>
          <table:table-cell office:value-type="string" calcext:value-type="string">
            <text:p>http://www.richmondshutters.com/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1staffordable</text:p>
          </table:table-cell>
          <table:table-cell table:style-name="ce4" office:value-type="string" calcext:value-type="string">
            <text:p>0800 783 3336</text:p>
          </table:table-cell>
          <table:table-cell/>
          <table:table-cell table:style-name="ce4" office:value-type="string" calcext:value-type="string">
            <text:p><text:a xlink:href="mailto:info@1staffordable.co.uk" xlink:type="simple">info@1staffordable.co.uk</text:a> </text:p>
          </table:table-cell>
          <table:table-cell table:number-columns-repeated="2"/>
          <table:table-cell office:value-type="string" calcext:value-type="string">
            <text:p>http://www.1staffordable.co.uk/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Natural Windows Ltd </text:p>
          </table:table-cell>
          <table:table-cell table:style-name="ce4" office:value-type="string" calcext:value-type="string">
            <text:p>020 8993 8274</text:p>
          </table:table-cell>
          <table:table-cell office:value-type="string" calcext:value-type="string">
            <text:p>9 Park parade,Gunnersbury Avenue,Acton,London,W3 9BD</text:p>
          </table:table-cell>
          <table:table-cell table:number-columns-repeated="3"/>
          <table:table-cell office:value-type="string" calcext:value-type="string">
            <text:p>http://www.woodenwindowslondon.com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lantation Shutters Ltd</text:p>
          </table:table-cell>
          <table:table-cell table:style-name="ce4" office:value-type="string" calcext:value-type="string">
            <text:p><text:a xlink:href="tel:02088719222" xlink:type="simple">020 8871 9222</text:a></text:p>
          </table:table-cell>
          <table:table-cell table:style-name="ce4" office:value-type="string" calcext:value-type="string">
            <text:p>Unit 10 River Reach Business Park, Gartons Way, London SW11 3SX, U.k</text:p>
          </table:table-cell>
          <table:table-cell table:style-name="ce4" office:value-type="string" calcext:value-type="string">
            <text:p><text:a xlink:href="mailto:enquiries@plantation-shutters.co.uk" xlink:type="simple">enquiries@plantation-shutters.co.uk</text:a></text:p>
          </table:table-cell>
          <table:table-cell table:number-columns-repeated="2"/>
          <table:table-cell office:value-type="string" calcext:value-type="string">
            <text:p>http://www.plantation-shutters.co.uk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SPS Timber Windows</text:p>
          </table:table-cell>
          <table:table-cell table:style-name="ce4" office:value-type="string" calcext:value-type="string">
            <text:p>020 8879 3443</text:p>
          </table:table-cell>
          <table:table-cell office:value-type="string" calcext:value-type="string">
            <text:p>61 Revelstoke Road,Wimbledon Park,SW18 5NL </text:p>
          </table:table-cell>
          <table:table-cell table:style-name="ce4" office:value-type="string" calcext:value-type="string">
            <text:p><text:a xlink:href="mailto:info@spstimberwindows.co.uk" xlink:type="simple">info@spstimberwindows.co.uk</text:a></text:p>
          </table:table-cell>
          <table:table-cell table:number-columns-repeated="2"/>
          <table:table-cell table:style-name="ce4" office:value-type="string" calcext:value-type="string">
            <text:p><text:a xlink:href="http://www.spstimberwindows.co.uk/" xlink:type="simple">www.spstimberwindows.co.uk </text:a></text:p>
          </table:table-cell>
          <table:table-cell/>
        </table:table-row>
        <table:table-row table:style-name="ro2" table:number-rows-repeated="104832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5:03:24.563194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6-03-28T12:20:28.280856786</meta:creation-date>
    <dc:date>2016-05-27T18:12:16.420670477</dc:date>
    <dc:creator>softsolutions4u </dc:creator>
    <meta:editing-duration>P1DT27M18S</meta:editing-duration>
    <meta:editing-cycles>382</meta:editing-cycles>
    <meta:generator>LibreOffice/4.2.8.2$Linux_x86 LibreOffice_project/420$Build-2</meta:generator>
    <meta:document-statistic meta:table-count="1" meta:cell-count="1826" meta:object-count="0"/>
  </office:meta>
</office:document-meta>
</file>